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Footer">
      <style:text-properties officeooo:rsid="0282f72a" officeooo:paragraph-rsid="0282f72a"/>
    </style:style>
    <style:style style:name="P2" style:family="paragraph" style:parent-style-name="Standard">
      <style:text-properties officeooo:rsid="0007879f" officeooo:paragraph-rsid="0007879f"/>
    </style:style>
    <style:style style:name="P3" style:family="paragraph" style:parent-style-name="Standard">
      <style:text-properties officeooo:rsid="0007879f" officeooo:paragraph-rsid="00094938"/>
    </style:style>
    <style:style style:name="P4" style:family="paragraph" style:parent-style-name="Standard">
      <style:text-properties officeooo:rsid="0008690b" officeooo:paragraph-rsid="00094938"/>
    </style:style>
    <style:style style:name="P5" style:family="paragraph" style:parent-style-name="Standard">
      <style:text-properties officeooo:rsid="000cee60" officeooo:paragraph-rsid="000cee60"/>
    </style:style>
    <style:style style:name="P6" style:family="paragraph" style:parent-style-name="Standard">
      <style:text-properties officeooo:rsid="000f801b" officeooo:paragraph-rsid="000f801b"/>
    </style:style>
    <style:style style:name="P7" style:family="paragraph" style:parent-style-name="Standard">
      <style:text-properties fo:font-weight="normal" officeooo:rsid="000cee60" officeooo:paragraph-rsid="000cee60" style:font-weight-asian="normal" style:font-weight-complex="normal"/>
    </style:style>
    <style:style style:name="P8" style:family="paragraph" style:parent-style-name="Text_20_body">
      <style:text-properties officeooo:rsid="001abb0d" officeooo:paragraph-rsid="001abb0d"/>
    </style:style>
    <style:style style:name="P9" style:family="paragraph" style:parent-style-name="Text_20_body">
      <style:text-properties fo:font-weight="normal" officeooo:rsid="001b65b7" officeooo:paragraph-rsid="001b65b7" style:font-weight-asian="normal" style:font-weight-complex="normal"/>
    </style:style>
    <style:style style:name="P10" style:family="paragraph" style:parent-style-name="Text_20_body">
      <style:text-properties fo:font-weight="normal" officeooo:rsid="001c7dae" officeooo:paragraph-rsid="001c7dae" style:font-weight-asian="normal" style:font-weight-complex="normal"/>
    </style:style>
    <style:style style:name="P11" style:family="paragraph" style:parent-style-name="Text_20_body">
      <style:text-properties fo:font-weight="normal" officeooo:rsid="001d14c1" officeooo:paragraph-rsid="001d14c1" style:font-weight-asian="normal" style:font-weight-complex="normal"/>
    </style:style>
    <style:style style:name="P12" style:family="paragraph" style:parent-style-name="Text_20_body">
      <style:text-properties fo:font-weight="normal" officeooo:rsid="001ec996" officeooo:paragraph-rsid="001ec996" style:font-weight-asian="normal" style:font-weight-complex="normal"/>
    </style:style>
    <style:style style:name="P13" style:family="paragraph" style:parent-style-name="Text_20_body">
      <style:text-properties fo:font-weight="normal" officeooo:rsid="002069c3" officeooo:paragraph-rsid="002069c3" style:font-weight-asian="normal" style:font-weight-complex="normal"/>
    </style:style>
    <style:style style:name="P14" style:family="paragraph" style:parent-style-name="Text_20_body">
      <style:text-properties fo:font-weight="normal" officeooo:rsid="0024b6bd" officeooo:paragraph-rsid="0024b6bd" style:font-weight-asian="normal" style:font-weight-complex="normal"/>
    </style:style>
    <style:style style:name="P15" style:family="paragraph" style:parent-style-name="Text_20_body">
      <style:text-properties fo:font-weight="normal" officeooo:rsid="004fd0fe" officeooo:paragraph-rsid="004fd0fe" style:font-weight-asian="normal" style:font-weight-complex="normal"/>
    </style:style>
    <style:style style:name="P16" style:family="paragraph" style:parent-style-name="Text_20_body">
      <style:text-properties fo:font-weight="normal" officeooo:rsid="00515864" officeooo:paragraph-rsid="00515864" style:font-weight-asian="normal" style:font-weight-complex="normal"/>
    </style:style>
    <style:style style:name="P17" style:family="paragraph" style:parent-style-name="Text_20_body">
      <style:text-properties officeooo:rsid="002a582e" officeooo:paragraph-rsid="002a582e"/>
    </style:style>
    <style:style style:name="P18" style:family="paragraph" style:parent-style-name="Text_20_body">
      <style:text-properties officeooo:rsid="002c4a81" officeooo:paragraph-rsid="002c4a81"/>
    </style:style>
    <style:style style:name="P19" style:family="paragraph" style:parent-style-name="Text_20_body">
      <style:text-properties officeooo:rsid="00308ef7" officeooo:paragraph-rsid="00308ef7"/>
    </style:style>
    <style:style style:name="P20" style:family="paragraph" style:parent-style-name="Text_20_body">
      <style:text-properties officeooo:rsid="00324bd5" officeooo:paragraph-rsid="00324bd5"/>
    </style:style>
    <style:style style:name="P21" style:family="paragraph" style:parent-style-name="Text_20_body">
      <style:text-properties officeooo:rsid="003523f5" officeooo:paragraph-rsid="003523f5"/>
    </style:style>
    <style:style style:name="P22" style:family="paragraph" style:parent-style-name="Text_20_body">
      <style:text-properties officeooo:rsid="00366b7f" officeooo:paragraph-rsid="00366b7f"/>
    </style:style>
    <style:style style:name="P23" style:family="paragraph" style:parent-style-name="Text_20_body">
      <style:text-properties officeooo:rsid="003fd9cf" officeooo:paragraph-rsid="003fd9cf"/>
    </style:style>
    <style:style style:name="P24" style:family="paragraph" style:parent-style-name="Text_20_body">
      <style:text-properties officeooo:rsid="00417ffe" officeooo:paragraph-rsid="00417ffe"/>
    </style:style>
    <style:style style:name="P25" style:family="paragraph" style:parent-style-name="Text_20_body">
      <style:text-properties officeooo:rsid="0042b015" officeooo:paragraph-rsid="0042b015"/>
    </style:style>
    <style:style style:name="P26" style:family="paragraph" style:parent-style-name="Text_20_body">
      <style:text-properties officeooo:rsid="0042e053" officeooo:paragraph-rsid="0042e053"/>
    </style:style>
    <style:style style:name="P27" style:family="paragraph" style:parent-style-name="Text_20_body">
      <style:text-properties officeooo:rsid="0048ba1e" officeooo:paragraph-rsid="0048ba1e"/>
    </style:style>
    <style:style style:name="P28" style:family="paragraph" style:parent-style-name="Text_20_body">
      <style:text-properties officeooo:rsid="0049fecd" officeooo:paragraph-rsid="0049fecd"/>
    </style:style>
    <style:style style:name="P29" style:family="paragraph" style:parent-style-name="Text_20_body">
      <style:text-properties officeooo:rsid="004abda3" officeooo:paragraph-rsid="004abda3"/>
    </style:style>
    <style:style style:name="P30" style:family="paragraph" style:parent-style-name="Text_20_body">
      <style:text-properties officeooo:rsid="004bdce0" officeooo:paragraph-rsid="004bdce0"/>
    </style:style>
    <style:style style:name="P31" style:family="paragraph" style:parent-style-name="Text_20_body">
      <style:text-properties officeooo:rsid="004cc3dc" officeooo:paragraph-rsid="004cc3dc"/>
    </style:style>
    <style:style style:name="P32" style:family="paragraph" style:parent-style-name="Text_20_body">
      <style:text-properties officeooo:rsid="004eac13" officeooo:paragraph-rsid="004eac13"/>
    </style:style>
    <style:style style:name="P33"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4" style:family="paragraph" style:parent-style-name="Text_20_body">
      <style:text-properties officeooo:rsid="005404d3" officeooo:paragraph-rsid="005404d3"/>
    </style:style>
    <style:style style:name="P35" style:family="paragraph" style:parent-style-name="Text_20_body">
      <style:text-properties officeooo:rsid="00542427" officeooo:paragraph-rsid="00542427"/>
    </style:style>
    <style:style style:name="P36" style:family="paragraph" style:parent-style-name="Text_20_body">
      <style:text-properties officeooo:rsid="00555827" officeooo:paragraph-rsid="00555827"/>
    </style:style>
    <style:style style:name="P37" style:family="paragraph" style:parent-style-name="Text_20_body">
      <style:text-properties officeooo:rsid="005900ed" officeooo:paragraph-rsid="005900ed"/>
    </style:style>
    <style:style style:name="P38" style:family="paragraph" style:parent-style-name="Text_20_body">
      <style:text-properties officeooo:rsid="005eb271" officeooo:paragraph-rsid="005eb271"/>
    </style:style>
    <style:style style:name="P39" style:family="paragraph" style:parent-style-name="Text_20_body">
      <style:text-properties officeooo:rsid="0061b0a4" officeooo:paragraph-rsid="0061b0a4"/>
    </style:style>
    <style:style style:name="P40" style:family="paragraph" style:parent-style-name="Text_20_body">
      <style:text-properties officeooo:rsid="00635842" officeooo:paragraph-rsid="00635842"/>
    </style:style>
    <style:style style:name="P41" style:family="paragraph" style:parent-style-name="Text_20_body">
      <style:text-properties officeooo:rsid="0066b98c" officeooo:paragraph-rsid="0066b98c"/>
    </style:style>
    <style:style style:name="P42" style:family="paragraph" style:parent-style-name="Text_20_body">
      <style:text-properties officeooo:rsid="006ab3ae" officeooo:paragraph-rsid="006ab3ae"/>
    </style:style>
    <style:style style:name="P43" style:family="paragraph" style:parent-style-name="Text_20_body">
      <style:text-properties officeooo:rsid="006af3b2" officeooo:paragraph-rsid="006af3b2"/>
    </style:style>
    <style:style style:name="P44" style:family="paragraph" style:parent-style-name="Text_20_body">
      <style:text-properties officeooo:rsid="006b6dc3" officeooo:paragraph-rsid="006b6dc3"/>
    </style:style>
    <style:style style:name="P45" style:family="paragraph" style:parent-style-name="Text_20_body">
      <style:text-properties officeooo:rsid="006f69c8" officeooo:paragraph-rsid="006f69c8"/>
    </style:style>
    <style:style style:name="P46" style:family="paragraph" style:parent-style-name="Text_20_body">
      <style:text-properties officeooo:rsid="00742aab" officeooo:paragraph-rsid="00742aab"/>
    </style:style>
    <style:style style:name="P47" style:family="paragraph" style:parent-style-name="Text_20_body">
      <style:text-properties officeooo:rsid="007ab39e" officeooo:paragraph-rsid="007ab39e"/>
    </style:style>
    <style:style style:name="P48" style:family="paragraph" style:parent-style-name="Text_20_body">
      <style:text-properties officeooo:rsid="007e81f6" officeooo:paragraph-rsid="007e81f6"/>
    </style:style>
    <style:style style:name="P49" style:family="paragraph" style:parent-style-name="Text_20_body">
      <style:text-properties officeooo:rsid="0081dc3e" officeooo:paragraph-rsid="0081dc3e"/>
    </style:style>
    <style:style style:name="P50" style:family="paragraph" style:parent-style-name="Text_20_body">
      <style:text-properties officeooo:rsid="00837b70" officeooo:paragraph-rsid="00837b70"/>
    </style:style>
    <style:style style:name="P51" style:family="paragraph" style:parent-style-name="Text_20_body">
      <style:text-properties officeooo:rsid="008b519b" officeooo:paragraph-rsid="008b519b"/>
    </style:style>
    <style:style style:name="P52" style:family="paragraph" style:parent-style-name="Text_20_body">
      <style:text-properties officeooo:rsid="00901719" officeooo:paragraph-rsid="00901719"/>
    </style:style>
    <style:style style:name="P53" style:family="paragraph" style:parent-style-name="Text_20_body">
      <style:text-properties officeooo:rsid="009766ce" officeooo:paragraph-rsid="009766ce"/>
    </style:style>
    <style:style style:name="P54" style:family="paragraph" style:parent-style-name="Text_20_body">
      <style:text-properties officeooo:rsid="00984b5e" officeooo:paragraph-rsid="00984b5e"/>
    </style:style>
    <style:style style:name="P55" style:family="paragraph" style:parent-style-name="Text_20_body">
      <style:text-properties officeooo:rsid="0098c202" officeooo:paragraph-rsid="0098c202"/>
    </style:style>
    <style:style style:name="P56" style:family="paragraph" style:parent-style-name="Text_20_body">
      <style:text-properties officeooo:rsid="0098c202" officeooo:paragraph-rsid="009d533b"/>
    </style:style>
    <style:style style:name="P57" style:family="paragraph" style:parent-style-name="Text_20_body">
      <style:text-properties officeooo:rsid="00a0c633" officeooo:paragraph-rsid="00a0c633"/>
    </style:style>
    <style:style style:name="P58" style:family="paragraph" style:parent-style-name="Text_20_body">
      <style:text-properties officeooo:rsid="00a2babd" officeooo:paragraph-rsid="00a2babd"/>
    </style:style>
    <style:style style:name="P59" style:family="paragraph" style:parent-style-name="Text_20_body">
      <style:text-properties officeooo:rsid="00a5eb78" officeooo:paragraph-rsid="00a5eb78"/>
    </style:style>
    <style:style style:name="P60" style:family="paragraph" style:parent-style-name="Text_20_body">
      <style:text-properties officeooo:rsid="00ac8bf4" officeooo:paragraph-rsid="00ac8bf4"/>
    </style:style>
    <style:style style:name="P61" style:family="paragraph" style:parent-style-name="Text_20_body">
      <style:text-properties officeooo:rsid="00b60747" officeooo:paragraph-rsid="00b60747"/>
    </style:style>
    <style:style style:name="P62" style:family="paragraph" style:parent-style-name="Text_20_body">
      <style:text-properties officeooo:rsid="00b8aad6" officeooo:paragraph-rsid="00b8aad6"/>
    </style:style>
    <style:style style:name="P63" style:family="paragraph" style:parent-style-name="Text_20_body">
      <style:text-properties officeooo:rsid="00bd60d4" officeooo:paragraph-rsid="00bd60d4"/>
    </style:style>
    <style:style style:name="P64" style:family="paragraph" style:parent-style-name="Text_20_body">
      <style:text-properties officeooo:rsid="00bf03d4" officeooo:paragraph-rsid="00bf03d4"/>
    </style:style>
    <style:style style:name="P65" style:family="paragraph" style:parent-style-name="Text_20_body">
      <style:text-properties officeooo:rsid="00cc6975" officeooo:paragraph-rsid="00cc6975"/>
    </style:style>
    <style:style style:name="P66" style:family="paragraph" style:parent-style-name="Text_20_body">
      <style:text-properties officeooo:rsid="00cddb9d" officeooo:paragraph-rsid="00cddb9d"/>
    </style:style>
    <style:style style:name="P67" style:family="paragraph" style:parent-style-name="Text_20_body">
      <style:text-properties officeooo:rsid="00d56f56" officeooo:paragraph-rsid="00d56f56"/>
    </style:style>
    <style:style style:name="P68" style:family="paragraph" style:parent-style-name="Text_20_body">
      <style:text-properties officeooo:rsid="0044a13d" officeooo:paragraph-rsid="0044a13d"/>
    </style:style>
    <style:style style:name="P69" style:family="paragraph" style:parent-style-name="Text_20_body">
      <style:text-properties officeooo:rsid="00ea18a4" officeooo:paragraph-rsid="00ea18a4"/>
    </style:style>
    <style:style style:name="P70" style:family="paragraph" style:parent-style-name="Text_20_body">
      <style:text-properties officeooo:rsid="00f0088b" officeooo:paragraph-rsid="00f0088b"/>
    </style:style>
    <style:style style:name="P71" style:family="paragraph" style:parent-style-name="Text_20_body">
      <style:text-properties officeooo:rsid="00f513a1" officeooo:paragraph-rsid="00f513a1"/>
    </style:style>
    <style:style style:name="P72" style:family="paragraph" style:parent-style-name="Text_20_body">
      <style:text-properties officeooo:rsid="00cf9711" officeooo:paragraph-rsid="00d1d0c9"/>
    </style:style>
    <style:style style:name="P73" style:family="paragraph" style:parent-style-name="Text_20_body">
      <style:text-properties officeooo:rsid="00ec008c" officeooo:paragraph-rsid="00ecac02"/>
    </style:style>
    <style:style style:name="P74" style:family="paragraph" style:parent-style-name="Text_20_body">
      <style:text-properties officeooo:rsid="00f835f6" officeooo:paragraph-rsid="00f835f6"/>
    </style:style>
    <style:style style:name="P75" style:family="paragraph" style:parent-style-name="Text_20_body">
      <style:text-properties officeooo:rsid="0116d101" officeooo:paragraph-rsid="0116d101"/>
    </style:style>
    <style:style style:name="P76" style:family="paragraph" style:parent-style-name="Text_20_body">
      <style:text-properties officeooo:rsid="012e01c4" officeooo:paragraph-rsid="012e01c4"/>
    </style:style>
    <style:style style:name="P77" style:family="paragraph" style:parent-style-name="Text_20_body">
      <style:text-properties officeooo:rsid="012f842c" officeooo:paragraph-rsid="012f842c"/>
    </style:style>
    <style:style style:name="P78" style:family="paragraph" style:parent-style-name="Text_20_body">
      <style:text-properties officeooo:rsid="0130e8b4" officeooo:paragraph-rsid="0130e8b4"/>
    </style:style>
    <style:style style:name="P79" style:family="paragraph" style:parent-style-name="Text_20_body">
      <style:text-properties officeooo:rsid="01387f00" officeooo:paragraph-rsid="01387f00"/>
    </style:style>
    <style:style style:name="P80" style:family="paragraph" style:parent-style-name="Text_20_body">
      <style:text-properties officeooo:rsid="0138dd85" officeooo:paragraph-rsid="0138dd85"/>
    </style:style>
    <style:style style:name="P81" style:family="paragraph" style:parent-style-name="Text_20_body">
      <style:text-properties officeooo:rsid="01398d47" officeooo:paragraph-rsid="01398d47"/>
    </style:style>
    <style:style style:name="P82" style:family="paragraph" style:parent-style-name="Text_20_body">
      <style:text-properties officeooo:rsid="013b1ea4" officeooo:paragraph-rsid="013b1ea4"/>
    </style:style>
    <style:style style:name="P83" style:family="paragraph" style:parent-style-name="Text_20_body">
      <style:text-properties officeooo:rsid="013c1fd3" officeooo:paragraph-rsid="013c1fd3"/>
    </style:style>
    <style:style style:name="P84" style:family="paragraph" style:parent-style-name="Text_20_body">
      <style:text-properties officeooo:rsid="01422f10" officeooo:paragraph-rsid="01422f10"/>
    </style:style>
    <style:style style:name="P85" style:family="paragraph" style:parent-style-name="Text_20_body">
      <style:text-properties officeooo:rsid="0145c7b2" officeooo:paragraph-rsid="0145c7b2"/>
    </style:style>
    <style:style style:name="P86" style:family="paragraph" style:parent-style-name="Text_20_body">
      <style:text-properties officeooo:rsid="0145c7b2" officeooo:paragraph-rsid="0148c7ae"/>
    </style:style>
    <style:style style:name="P87" style:family="paragraph" style:parent-style-name="Text_20_body">
      <style:text-properties officeooo:rsid="01503c34" officeooo:paragraph-rsid="01503c34"/>
    </style:style>
    <style:style style:name="P88" style:family="paragraph" style:parent-style-name="Text_20_body">
      <style:text-properties officeooo:rsid="015823f6" officeooo:paragraph-rsid="015823f6"/>
    </style:style>
    <style:style style:name="P89" style:family="paragraph" style:parent-style-name="Text_20_body">
      <style:text-properties officeooo:rsid="0153b523" officeooo:paragraph-rsid="0154ff93"/>
    </style:style>
    <style:style style:name="P90" style:family="paragraph" style:parent-style-name="Text_20_body">
      <style:text-properties officeooo:rsid="0158eee1" officeooo:paragraph-rsid="015f34fa"/>
    </style:style>
    <style:style style:name="P91" style:family="paragraph" style:parent-style-name="Text_20_body">
      <style:text-properties officeooo:rsid="01799344" officeooo:paragraph-rsid="01799344"/>
    </style:style>
    <style:style style:name="P92" style:family="paragraph" style:parent-style-name="Text_20_body">
      <style:text-properties officeooo:rsid="01799344" officeooo:paragraph-rsid="017a9311"/>
    </style:style>
    <style:style style:name="P93" style:family="paragraph" style:parent-style-name="Text_20_body">
      <style:text-properties officeooo:rsid="018570d9" officeooo:paragraph-rsid="018570d9"/>
    </style:style>
    <style:style style:name="P94" style:family="paragraph" style:parent-style-name="Text_20_body">
      <style:text-properties officeooo:rsid="018aba71" officeooo:paragraph-rsid="018aba71"/>
    </style:style>
    <style:style style:name="P95" style:family="paragraph" style:parent-style-name="Text_20_body">
      <style:text-properties officeooo:rsid="018bc140" officeooo:paragraph-rsid="018bc140"/>
    </style:style>
    <style:style style:name="P96" style:family="paragraph" style:parent-style-name="Text_20_body">
      <style:text-properties officeooo:rsid="018c06db" officeooo:paragraph-rsid="018c06db"/>
    </style:style>
    <style:style style:name="P97" style:family="paragraph" style:parent-style-name="Text_20_body">
      <style:text-properties officeooo:rsid="018d91e7" officeooo:paragraph-rsid="018d91e7"/>
    </style:style>
    <style:style style:name="P98" style:family="paragraph" style:parent-style-name="Text_20_body">
      <style:text-properties officeooo:rsid="019368cd" officeooo:paragraph-rsid="01948382"/>
    </style:style>
    <style:style style:name="P99" style:family="paragraph" style:parent-style-name="Text_20_body">
      <style:text-properties officeooo:rsid="01c77b5a" officeooo:paragraph-rsid="01c77b5a"/>
    </style:style>
    <style:style style:name="P100" style:family="paragraph" style:parent-style-name="Text_20_body">
      <style:text-properties officeooo:rsid="01c9eb21" officeooo:paragraph-rsid="01c9eb21"/>
    </style:style>
    <style:style style:name="P101" style:family="paragraph" style:parent-style-name="Text_20_body">
      <style:text-properties officeooo:rsid="01ca2bec" officeooo:paragraph-rsid="01ca2bec"/>
    </style:style>
    <style:style style:name="P102" style:family="paragraph" style:parent-style-name="Text_20_body">
      <style:text-properties fo:font-style="normal" officeooo:rsid="01d22086" officeooo:paragraph-rsid="01d22086" style:font-style-asian="normal" style:font-style-complex="normal"/>
    </style:style>
    <style:style style:name="P103" style:family="paragraph" style:parent-style-name="Text_20_body">
      <style:text-properties fo:font-style="normal" officeooo:rsid="01d41388" officeooo:paragraph-rsid="01d41388" style:font-style-asian="normal" style:font-style-complex="normal"/>
    </style:style>
    <style:style style:name="P104" style:family="paragraph" style:parent-style-name="Text_20_body">
      <style:text-properties fo:font-style="normal" officeooo:rsid="01d476c1" officeooo:paragraph-rsid="01d476c1" style:font-style-asian="normal" style:font-style-complex="normal"/>
    </style:style>
    <style:style style:name="P105" style:family="paragraph" style:parent-style-name="Text_20_body">
      <style:text-properties officeooo:paragraph-rsid="00aed595"/>
    </style:style>
    <style:style style:name="P106" style:family="paragraph" style:parent-style-name="Text_20_body">
      <style:text-properties officeooo:rsid="01eaa1ba" officeooo:paragraph-rsid="01eaa1ba"/>
    </style:style>
    <style:style style:name="P107" style:family="paragraph" style:parent-style-name="Text_20_body">
      <style:text-properties officeooo:rsid="01eb742e" officeooo:paragraph-rsid="01eb742e"/>
    </style:style>
    <style:style style:name="P108" style:family="paragraph" style:parent-style-name="Text_20_body">
      <style:text-properties officeooo:rsid="01eca7b2" officeooo:paragraph-rsid="01eca7b2"/>
    </style:style>
    <style:style style:name="P109" style:family="paragraph" style:parent-style-name="Text_20_body">
      <style:text-properties officeooo:rsid="01eec1c8" officeooo:paragraph-rsid="01eec1c8"/>
    </style:style>
    <style:style style:name="P110" style:family="paragraph" style:parent-style-name="Text_20_body">
      <style:text-properties officeooo:rsid="01f12afa" officeooo:paragraph-rsid="01f12afa"/>
    </style:style>
    <style:style style:name="P111" style:family="paragraph" style:parent-style-name="Text_20_body">
      <style:text-properties officeooo:rsid="01f79947" officeooo:paragraph-rsid="01f79947"/>
    </style:style>
    <style:style style:name="P112" style:family="paragraph" style:parent-style-name="Text_20_body">
      <style:text-properties officeooo:rsid="01f88134" officeooo:paragraph-rsid="01f88134"/>
    </style:style>
    <style:style style:name="P113" style:family="paragraph" style:parent-style-name="Text_20_body">
      <style:text-properties officeooo:rsid="01f977fa" officeooo:paragraph-rsid="01f977fa"/>
    </style:style>
    <style:style style:name="P114" style:family="paragraph" style:parent-style-name="Text_20_body">
      <style:text-properties officeooo:rsid="01fdea5a" officeooo:paragraph-rsid="01fdea5a"/>
    </style:style>
    <style:style style:name="P115" style:family="paragraph" style:parent-style-name="Text_20_body">
      <style:text-properties officeooo:rsid="0208f8cc" officeooo:paragraph-rsid="0208f8cc"/>
    </style:style>
    <style:style style:name="P116" style:family="paragraph" style:parent-style-name="Text_20_body">
      <style:text-properties officeooo:rsid="020ed00b" officeooo:paragraph-rsid="020ed00b"/>
    </style:style>
    <style:style style:name="P117" style:family="paragraph" style:parent-style-name="Text_20_body">
      <style:text-properties officeooo:rsid="02120590" officeooo:paragraph-rsid="02120590"/>
    </style:style>
    <style:style style:name="P118" style:family="paragraph" style:parent-style-name="Text_20_body">
      <style:text-properties officeooo:rsid="021a9402" officeooo:paragraph-rsid="021a9402"/>
    </style:style>
    <style:style style:name="P119" style:family="paragraph" style:parent-style-name="Text_20_body">
      <style:text-properties officeooo:rsid="0220aa14" officeooo:paragraph-rsid="0220aa14"/>
    </style:style>
    <style:style style:name="P120" style:family="paragraph" style:parent-style-name="Text_20_body">
      <style:text-properties officeooo:rsid="0220f63f" officeooo:paragraph-rsid="0220f63f"/>
    </style:style>
    <style:style style:name="P121" style:family="paragraph" style:parent-style-name="Text_20_body">
      <style:text-properties officeooo:rsid="02235792" officeooo:paragraph-rsid="02235792"/>
    </style:style>
    <style:style style:name="P122" style:family="paragraph" style:parent-style-name="Text_20_body">
      <style:text-properties officeooo:rsid="025f27a5" officeooo:paragraph-rsid="025f27a5"/>
    </style:style>
    <style:style style:name="P123" style:family="paragraph" style:parent-style-name="Text_20_body">
      <style:text-properties officeooo:rsid="026049d7" officeooo:paragraph-rsid="026049d7"/>
    </style:style>
    <style:style style:name="P124" style:family="paragraph" style:parent-style-name="Text_20_body">
      <style:text-properties officeooo:rsid="026084a4" officeooo:paragraph-rsid="026084a4"/>
    </style:style>
    <style:style style:name="P125" style:family="paragraph" style:parent-style-name="Text_20_body">
      <style:text-properties officeooo:rsid="026a03a4" officeooo:paragraph-rsid="026a03a4"/>
    </style:style>
    <style:style style:name="P126" style:family="paragraph" style:parent-style-name="Text_20_body">
      <style:text-properties officeooo:rsid="028cd2ec" officeooo:paragraph-rsid="028cd2ec"/>
    </style:style>
    <style:style style:name="P127" style:family="paragraph" style:parent-style-name="Text_20_body">
      <style:text-properties officeooo:rsid="0292ceab" officeooo:paragraph-rsid="0292ceab"/>
    </style:style>
    <style:style style:name="P128" style:family="paragraph" style:parent-style-name="Text_20_body">
      <style:text-properties officeooo:rsid="0293b9f5" officeooo:paragraph-rsid="0293b9f5"/>
    </style:style>
    <style:style style:name="P129" style:family="paragraph" style:parent-style-name="Text_20_body">
      <style:text-properties officeooo:rsid="0294685f" officeooo:paragraph-rsid="0294685f"/>
    </style:style>
    <style:style style:name="P130" style:family="paragraph" style:parent-style-name="Text_20_body">
      <style:text-properties officeooo:rsid="0295c958" officeooo:paragraph-rsid="0295c958"/>
    </style:style>
    <style:style style:name="P131" style:family="paragraph" style:parent-style-name="Text_20_body">
      <style:text-properties officeooo:rsid="02987df2" officeooo:paragraph-rsid="02987df2"/>
    </style:style>
    <style:style style:name="P132" style:family="paragraph" style:parent-style-name="Text_20_body">
      <style:text-properties officeooo:rsid="0299c5ec" officeooo:paragraph-rsid="0299c5ec"/>
    </style:style>
    <style:style style:name="P133" style:family="paragraph" style:parent-style-name="Text_20_body">
      <style:text-properties officeooo:rsid="02a228ac" officeooo:paragraph-rsid="02a228ac"/>
    </style:style>
    <style:style style:name="P134" style:family="paragraph" style:parent-style-name="Text_20_body">
      <style:text-properties officeooo:rsid="02a7eaa3" officeooo:paragraph-rsid="02a7eaa3"/>
    </style:style>
    <style:style style:name="P135" style:family="paragraph" style:parent-style-name="Text_20_body">
      <style:text-properties officeooo:rsid="02a80fac" officeooo:paragraph-rsid="02a80fac"/>
    </style:style>
    <style:style style:name="P136" style:family="paragraph" style:parent-style-name="Text_20_body">
      <style:text-properties officeooo:rsid="02acb8ea" officeooo:paragraph-rsid="02acb8ea"/>
    </style:style>
    <style:style style:name="P137" style:family="paragraph" style:parent-style-name="Text_20_body">
      <style:text-properties officeooo:rsid="02b19409" officeooo:paragraph-rsid="02b19409"/>
    </style:style>
    <style:style style:name="P138" style:family="paragraph" style:parent-style-name="Text_20_body">
      <style:text-properties officeooo:rsid="02bdf881" officeooo:paragraph-rsid="02bdf881"/>
    </style:style>
    <style:style style:name="P139" style:family="paragraph" style:parent-style-name="Text_20_body">
      <style:text-properties officeooo:rsid="02c2c2c5" officeooo:paragraph-rsid="02c2c2c5"/>
    </style:style>
    <style:style style:name="P140" style:family="paragraph" style:parent-style-name="Text_20_body">
      <style:text-properties officeooo:rsid="02c6ed77" officeooo:paragraph-rsid="02c6ed77"/>
    </style:style>
    <style:style style:name="P141" style:family="paragraph" style:parent-style-name="Text_20_body">
      <style:text-properties officeooo:rsid="02c91c89" officeooo:paragraph-rsid="02c91c89"/>
    </style:style>
    <style:style style:name="P142" style:family="paragraph" style:parent-style-name="Text_20_body">
      <style:text-properties officeooo:rsid="02cd80e2" officeooo:paragraph-rsid="02cd80e2"/>
    </style:style>
    <style:style style:name="P143" style:family="paragraph" style:parent-style-name="Text_20_body">
      <style:text-properties officeooo:rsid="02cf82bc" officeooo:paragraph-rsid="02cf82bc"/>
    </style:style>
    <style:style style:name="P144" style:family="paragraph" style:parent-style-name="Text_20_body">
      <style:text-properties officeooo:rsid="02d5de09" officeooo:paragraph-rsid="02d5de09"/>
    </style:style>
    <style:style style:name="P145" style:family="paragraph" style:parent-style-name="Text_20_body">
      <style:text-properties officeooo:rsid="02d89eb2" officeooo:paragraph-rsid="02d89eb2"/>
    </style:style>
    <style:style style:name="P146" style:family="paragraph" style:parent-style-name="Text_20_body">
      <style:text-properties officeooo:rsid="02df17f2" officeooo:paragraph-rsid="02df17f2"/>
    </style:style>
    <style:style style:name="P147" style:family="paragraph" style:parent-style-name="Text_20_body">
      <style:text-properties officeooo:rsid="02df4777" officeooo:paragraph-rsid="02df4777"/>
    </style:style>
    <style:style style:name="P148" style:family="paragraph" style:parent-style-name="Text_20_body">
      <style:text-properties officeooo:rsid="02e2a449" officeooo:paragraph-rsid="02e2a449"/>
    </style:style>
    <style:style style:name="P149" style:family="paragraph" style:parent-style-name="Text_20_body">
      <style:text-properties officeooo:rsid="02e53510" officeooo:paragraph-rsid="02e53510"/>
    </style:style>
    <style:style style:name="P150" style:family="paragraph" style:parent-style-name="Text_20_body">
      <style:text-properties officeooo:rsid="02e71e99" officeooo:paragraph-rsid="02e71e99"/>
    </style:style>
    <style:style style:name="P151" style:family="paragraph" style:parent-style-name="Table_20_Contents">
      <style:text-properties officeooo:rsid="00a0d1c2" officeooo:paragraph-rsid="00a0d1c2"/>
    </style:style>
    <style:style style:name="P152" style:family="paragraph" style:parent-style-name="Table_20_Contents">
      <style:paragraph-properties fo:text-align="center" style:justify-single-word="false"/>
      <style:text-properties officeooo:rsid="00a0d1c2" officeooo:paragraph-rsid="00a0d1c2"/>
    </style:style>
    <style:style style:name="P153" style:family="paragraph" style:parent-style-name="Table_20_Contents">
      <style:text-properties officeooo:rsid="00a0f580" officeooo:paragraph-rsid="00a0f580"/>
    </style:style>
    <style:style style:name="P154"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55"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56"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57"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66"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67"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68"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69"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70"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71"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72"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73"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74"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75"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76"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77"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78"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79"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80"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81"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82"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83"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84"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85"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86"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87"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88"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89"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90"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91"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92"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93"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94"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95"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96"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97" style:family="paragraph" style:parent-style-name="Text_20_body">
      <style:paragraph-properties fo:margin-left="1.251cm" fo:margin-right="0cm" fo:text-indent="0cm" style:auto-text-indent="false"/>
      <style:text-properties fo:font-style="italic" officeooo:rsid="005404d3" officeooo:paragraph-rsid="005404d3" style:font-style-asian="italic" style:font-style-complex="italic"/>
    </style:style>
    <style:style style:name="P198" style:family="paragraph" style:parent-style-name="Text_20_body">
      <style:paragraph-properties fo:margin-left="1.251cm" fo:margin-right="0cm" fo:text-indent="0cm" style:auto-text-indent="false"/>
      <style:text-properties fo:font-style="italic" officeooo:rsid="025ca69b" officeooo:paragraph-rsid="025ca69b" style:font-style-asian="italic" style:font-style-complex="italic"/>
    </style:style>
    <style:style style:name="P199" style:family="paragraph" style:parent-style-name="Text_20_body">
      <style:paragraph-properties fo:margin-left="1.251cm" fo:margin-right="0cm" fo:text-indent="0cm" style:auto-text-indent="false"/>
      <style:text-properties fo:font-style="italic" officeooo:rsid="0267b311" officeooo:paragraph-rsid="0267b311" style:font-style-asian="italic" style:font-style-complex="italic"/>
    </style:style>
    <style:style style:name="P200" style:family="paragraph" style:parent-style-name="Text_20_body">
      <style:paragraph-properties fo:margin-left="1.251cm" fo:margin-right="0cm" fo:text-indent="0cm" style:auto-text-indent="false"/>
      <style:text-properties fo:font-style="italic" officeooo:rsid="0280d88f" officeooo:paragraph-rsid="0280d88f" style:font-style-asian="italic" style:font-style-complex="italic"/>
    </style:style>
    <style:style style:name="P201" style:family="paragraph" style:parent-style-name="Text_20_body">
      <style:paragraph-properties fo:margin-left="1.251cm" fo:margin-right="0cm" fo:text-indent="0cm" style:auto-text-indent="false"/>
      <style:text-properties fo:font-style="italic" officeooo:rsid="0286a94c" officeooo:paragraph-rsid="0286a94c" style:font-style-asian="italic" style:font-style-complex="italic"/>
    </style:style>
    <style:style style:name="P202" style:family="paragraph" style:parent-style-name="Text_20_body">
      <style:paragraph-properties fo:margin-left="1.251cm" fo:margin-right="0cm" fo:text-indent="0cm" style:auto-text-indent="false"/>
      <style:text-properties fo:font-style="italic" officeooo:rsid="028cd2ec" officeooo:paragraph-rsid="028cd2ec" style:font-style-asian="italic" style:font-style-complex="italic"/>
    </style:style>
    <style:style style:name="P203" style:family="paragraph" style:parent-style-name="Text_20_body">
      <style:paragraph-properties fo:margin-left="1.251cm" fo:margin-right="0cm" fo:text-indent="0cm" style:auto-text-indent="false"/>
      <style:text-properties fo:font-style="italic" officeooo:rsid="02a09430" officeooo:paragraph-rsid="02a09430" style:font-style-asian="italic" style:font-style-complex="italic"/>
    </style:style>
    <style:style style:name="P204" style:family="paragraph" style:parent-style-name="Text_20_body">
      <style:paragraph-properties fo:margin-left="1.251cm" fo:margin-right="0cm" fo:text-indent="0cm" style:auto-text-indent="false"/>
      <style:text-properties fo:font-style="italic" officeooo:rsid="02aecff9" officeooo:paragraph-rsid="02aecff9" style:font-style-asian="italic" style:font-style-complex="italic"/>
    </style:style>
    <style:style style:name="P205" style:family="paragraph" style:parent-style-name="Text_20_body">
      <style:paragraph-properties fo:margin-left="1.251cm" fo:margin-right="0cm" fo:text-indent="0cm" style:auto-text-indent="false"/>
      <style:text-properties fo:font-style="italic" officeooo:rsid="02b93f63" officeooo:paragraph-rsid="02b93f63" style:font-style-asian="italic" style:font-style-complex="italic"/>
    </style:style>
    <style:style style:name="P206" style:family="paragraph" style:parent-style-name="Text_20_body">
      <style:paragraph-properties fo:margin-left="1.251cm" fo:margin-right="0cm" fo:text-indent="0cm" style:auto-text-indent="false"/>
      <style:text-properties fo:font-style="italic" officeooo:rsid="02c91c89" officeooo:paragraph-rsid="02c91c89" style:font-style-asian="italic" style:font-style-complex="italic"/>
    </style:style>
    <style:style style:name="P207" style:family="paragraph" style:parent-style-name="Text_20_body">
      <style:paragraph-properties fo:margin-left="1.251cm" fo:margin-right="0cm" fo:text-indent="0cm" style:auto-text-indent="false"/>
      <style:text-properties fo:font-style="italic" officeooo:rsid="02d3c83c" officeooo:paragraph-rsid="02d3c83c" style:font-style-asian="italic" style:font-style-complex="italic"/>
    </style:style>
    <style:style style:name="P208" style:family="paragraph" style:parent-style-name="Text_20_body">
      <style:paragraph-properties fo:margin-left="1.251cm" fo:margin-right="0cm" fo:text-indent="0cm" style:auto-text-indent="false"/>
      <style:text-properties fo:font-style="italic" officeooo:rsid="02dafc87" officeooo:paragraph-rsid="02dafc87" style:font-style-asian="italic" style:font-style-complex="italic"/>
    </style:style>
    <style:style style:name="P209" style:family="paragraph" style:parent-style-name="Text_20_body">
      <style:paragraph-properties fo:margin-left="1.251cm" fo:margin-right="0cm" fo:text-indent="0cm" style:auto-text-indent="false"/>
      <style:text-properties fo:font-style="italic" officeooo:rsid="02e1ac83" officeooo:paragraph-rsid="02e1ac83" style:font-style-asian="italic" style:font-style-complex="italic"/>
    </style:style>
    <style:style style:name="P210"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211"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212"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213" style:family="paragraph" style:parent-style-name="Text_20_body">
      <style:paragraph-properties fo:margin-left="1.251cm" fo:margin-right="0cm" fo:text-indent="0cm" style:auto-text-indent="false"/>
      <style:text-properties officeooo:paragraph-rsid="00515864"/>
    </style:style>
    <style:style style:name="P214" style:family="paragraph" style:parent-style-name="Text_20_body">
      <style:paragraph-properties fo:margin-left="1.251cm" fo:margin-right="0cm" fo:margin-top="0cm" fo:margin-bottom="0.25cm" loext:contextual-spacing="false" fo:text-indent="0cm" style:auto-text-indent="false"/>
      <style:text-properties fo:font-style="italic" officeooo:rsid="02715810" officeooo:paragraph-rsid="02715810" style:font-style-asian="italic" style:font-style-complex="italic"/>
    </style:style>
    <style:style style:name="P215" style:family="paragraph" style:parent-style-name="Text_20_body">
      <style:paragraph-properties fo:margin-left="1.251cm" fo:margin-right="0cm" fo:margin-top="0.499cm" fo:margin-bottom="0.499cm" loext:contextual-spacing="false" fo:text-indent="0cm" style:auto-text-indent="false"/>
      <style:text-properties fo:font-style="italic" officeooo:rsid="02715810" officeooo:paragraph-rsid="02715810" style:font-style-asian="italic" style:font-style-complex="italic"/>
    </style:style>
    <style:style style:name="P216"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217"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218"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219"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220"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221"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222"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223"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224"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225"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226"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227"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228"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229"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230"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231"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232"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233"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234"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235"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236"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237"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238"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239"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240" style:family="paragraph" style:parent-style-name="Text_20_body">
      <style:paragraph-properties fo:margin-left="0cm" fo:margin-right="0cm" fo:text-indent="0cm" style:auto-text-indent="false"/>
      <style:text-properties officeooo:paragraph-rsid="012e01c4"/>
    </style:style>
    <style:style style:name="P241" style:family="paragraph" style:parent-style-name="Text_20_body">
      <style:paragraph-properties fo:margin-left="0cm" fo:margin-right="0cm" fo:text-indent="0cm" style:auto-text-indent="false"/>
      <style:text-properties officeooo:rsid="0162d00e" officeooo:paragraph-rsid="0162d00e"/>
    </style:style>
    <style:style style:name="P242" style:family="paragraph" style:parent-style-name="Text_20_body">
      <style:paragraph-properties fo:margin-left="0cm" fo:margin-right="0cm" fo:text-indent="0cm" style:auto-text-indent="false"/>
      <style:text-properties officeooo:rsid="017fa5f2" officeooo:paragraph-rsid="017fa5f2"/>
    </style:style>
    <style:style style:name="P243" style:family="paragraph" style:parent-style-name="Text_20_body">
      <style:paragraph-properties fo:margin-left="0cm" fo:margin-right="0cm" fo:text-indent="0cm" style:auto-text-indent="false"/>
      <style:text-properties officeooo:rsid="01651597" officeooo:paragraph-rsid="01760bcf"/>
    </style:style>
    <style:style style:name="P244" style:family="paragraph" style:parent-style-name="Text_20_body">
      <style:paragraph-properties fo:margin-left="0cm" fo:margin-right="0cm" fo:text-indent="0cm" style:auto-text-indent="false"/>
      <style:text-properties officeooo:rsid="0182389d" officeooo:paragraph-rsid="01838b88"/>
    </style:style>
    <style:style style:name="P245" style:family="paragraph" style:parent-style-name="Text_20_body">
      <style:paragraph-properties fo:margin-left="0cm" fo:margin-right="0cm" fo:text-indent="0cm" style:auto-text-indent="false"/>
      <style:text-properties officeooo:paragraph-rsid="01b155e7"/>
    </style:style>
    <style:style style:name="P246" style:family="paragraph" style:parent-style-name="Text_20_body">
      <style:paragraph-properties fo:margin-left="0cm" fo:margin-right="0cm" fo:text-indent="0cm" style:auto-text-indent="false"/>
      <style:text-properties officeooo:paragraph-rsid="01b748ad"/>
    </style:style>
    <style:style style:name="P247" style:family="paragraph" style:parent-style-name="Text_20_body">
      <style:paragraph-properties fo:margin-left="0cm" fo:margin-right="0cm" fo:margin-top="0cm" fo:margin-bottom="0.25cm" loext:contextual-spacing="false" fo:text-indent="0cm" style:auto-text-indent="false"/>
      <style:text-properties officeooo:rsid="0277af60" officeooo:paragraph-rsid="0277af60"/>
    </style:style>
    <style:style style:name="P248" style:family="paragraph" style:parent-style-name="Text_20_body">
      <style:paragraph-properties fo:margin-left="0cm" fo:margin-right="0cm" fo:margin-top="0cm" fo:margin-bottom="0.25cm" loext:contextual-spacing="false" fo:text-indent="0cm" style:auto-text-indent="false"/>
      <style:text-properties officeooo:rsid="0278bc56" officeooo:paragraph-rsid="0278bc56"/>
    </style:style>
    <style:style style:name="P249" style:family="paragraph" style:parent-style-name="Text_20_body">
      <style:paragraph-properties fo:margin-left="0cm" fo:margin-right="0cm" fo:margin-top="0cm" fo:margin-bottom="0.25cm" loext:contextual-spacing="false" fo:text-indent="0cm" style:auto-text-indent="false"/>
      <style:text-properties officeooo:rsid="027bc182" officeooo:paragraph-rsid="027bc182"/>
    </style:style>
    <style:style style:name="P250" style:family="paragraph" style:parent-style-name="Text_20_body">
      <style:paragraph-properties fo:margin-left="0cm" fo:margin-right="0cm" fo:margin-top="0cm" fo:margin-bottom="0.25cm" loext:contextual-spacing="false" fo:text-indent="0cm" style:auto-text-indent="false"/>
      <style:text-properties officeooo:rsid="027d65e6" officeooo:paragraph-rsid="027d65e6"/>
    </style:style>
    <style:style style:name="P251"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7f95b" officeooo:paragraph-rsid="0287f95b" style:font-style-asian="normal" style:font-style-complex="normal"/>
    </style:style>
    <style:style style:name="P252"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b29a1" officeooo:paragraph-rsid="028b29a1" style:font-style-asian="normal" style:font-style-complex="normal"/>
    </style:style>
    <style:style style:name="P253"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cd2ec" officeooo:paragraph-rsid="028cd2ec" style:font-style-asian="normal" style:font-style-complex="normal"/>
    </style:style>
    <style:style style:name="P254" style:family="paragraph" style:parent-style-name="Heading_20_2">
      <style:paragraph-properties fo:margin-top="0.499cm" fo:margin-bottom="0.499cm" loext:contextual-spacing="false"/>
    </style:style>
    <style:style style:name="P255" style:family="paragraph" style:parent-style-name="Text_20_body">
      <style:text-properties fo:font-weight="normal" officeooo:rsid="00ea18a4" officeooo:paragraph-rsid="00ea18a4" style:font-weight-asian="normal" style:font-weight-complex="normal"/>
    </style:style>
    <style:style style:name="P256" style:family="paragraph" style:parent-style-name="Heading_20_3">
      <style:paragraph-properties fo:margin-top="0.499cm" fo:margin-bottom="0.499cm" loext:contextual-spacing="false"/>
    </style:style>
    <style:style style:name="P257" style:family="paragraph" style:parent-style-name="Heading_20_3">
      <style:paragraph-properties fo:margin-top="0.499cm" fo:margin-bottom="0.499cm" loext:contextual-spacing="false" fo:text-align="start" style:justify-single-word="false"/>
    </style:style>
    <style:style style:name="P258" style:family="paragraph" style:parent-style-name="Heading_20_3">
      <style:paragraph-properties fo:margin-top="0.499cm" fo:margin-bottom="0.499cm" loext:contextual-spacing="false"/>
      <style:text-properties officeooo:paragraph-rsid="00c88bde"/>
    </style:style>
    <style:style style:name="P259" style:family="paragraph" style:parent-style-name="Heading_20_3">
      <style:paragraph-properties fo:margin-top="0.499cm" fo:margin-bottom="0.499cm" loext:contextual-spacing="false"/>
      <style:text-properties officeooo:paragraph-rsid="01b5a1bf"/>
    </style:style>
    <style:style style:name="P260"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fo:font-weight="bold" officeooo:rsid="00515864" style:font-weight-asian="bold" style:font-weight-complex="bold"/>
    </style:style>
    <style:style style:name="T5" style:family="text">
      <style:text-properties fo:font-weight="bold" officeooo:rsid="02fdbbba" style:font-weight-asian="bold" style:font-weight-complex="bold"/>
    </style:style>
    <style:style style:name="T6" style:family="text">
      <style:text-properties officeooo:rsid="001ec996"/>
    </style:style>
    <style:style style:name="T7" style:family="text">
      <style:text-properties officeooo:rsid="00458708"/>
    </style:style>
    <style:style style:name="T8" style:family="text">
      <style:text-properties officeooo:rsid="004af047"/>
    </style:style>
    <style:style style:name="T9" style:family="text">
      <style:text-properties officeooo:rsid="004bdce0"/>
    </style:style>
    <style:style style:name="T10" style:family="text">
      <style:text-properties fo:font-weight="normal" style:font-weight-asian="normal" style:font-weight-complex="normal"/>
    </style:style>
    <style:style style:name="T11" style:family="text">
      <style:text-properties fo:font-weight="normal" officeooo:rsid="00515864" style:font-weight-asian="normal" style:font-weight-complex="normal"/>
    </style:style>
    <style:style style:name="T12" style:family="text">
      <style:text-properties fo:font-weight="normal" officeooo:rsid="005262f6" style:font-weight-asian="normal" style:font-weight-complex="normal"/>
    </style:style>
    <style:style style:name="T13" style:family="text">
      <style:text-properties fo:font-weight="normal" officeooo:rsid="00a47c5e" style:font-weight-asian="normal" style:font-weight-complex="normal"/>
    </style:style>
    <style:style style:name="T14" style:family="text">
      <style:text-properties fo:font-weight="normal" officeooo:rsid="00a81324" style:font-weight-asian="normal" style:font-weight-complex="normal"/>
    </style:style>
    <style:style style:name="T15" style:family="text">
      <style:text-properties fo:font-weight="normal" officeooo:rsid="00b051ba" style:font-weight-asian="normal" style:font-weight-complex="normal"/>
    </style:style>
    <style:style style:name="T16" style:family="text">
      <style:text-properties fo:font-weight="normal" officeooo:rsid="00aed595" style:font-weight-asian="normal" style:font-weight-complex="normal"/>
    </style:style>
    <style:style style:name="T17" style:family="text">
      <style:text-properties officeooo:rsid="0059fae6"/>
    </style:style>
    <style:style style:name="T18" style:family="text">
      <style:text-properties officeooo:rsid="00627723"/>
    </style:style>
    <style:style style:name="T19" style:family="text">
      <style:text-properties officeooo:rsid="006c85c3"/>
    </style:style>
    <style:style style:name="T20" style:family="text">
      <style:text-properties officeooo:rsid="00712e22"/>
    </style:style>
    <style:style style:name="T21" style:family="text">
      <style:text-properties officeooo:rsid="0078138c"/>
    </style:style>
    <style:style style:name="T22" style:family="text">
      <style:text-properties officeooo:rsid="00791c66"/>
    </style:style>
    <style:style style:name="T23" style:family="text">
      <style:text-properties officeooo:rsid="008e680d"/>
    </style:style>
    <style:style style:name="T24" style:family="text">
      <style:text-properties officeooo:rsid="009d533b"/>
    </style:style>
    <style:style style:name="T25" style:family="text">
      <style:text-properties officeooo:rsid="00b62d8f"/>
    </style:style>
    <style:style style:name="T26" style:family="text">
      <style:text-properties officeooo:rsid="00ba8794"/>
    </style:style>
    <style:style style:name="T27" style:family="text">
      <style:text-properties officeooo:rsid="00f5cbb2"/>
    </style:style>
    <style:style style:name="T28" style:family="text">
      <style:text-properties officeooo:rsid="00fbf190"/>
    </style:style>
    <style:style style:name="T29" style:family="text">
      <style:text-properties officeooo:rsid="010ae757"/>
    </style:style>
    <style:style style:name="T30" style:family="text">
      <style:text-properties officeooo:rsid="0118592a"/>
    </style:style>
    <style:style style:name="T31" style:family="text">
      <style:text-properties officeooo:rsid="012515b2"/>
    </style:style>
    <style:style style:name="T32" style:family="text">
      <style:text-properties style:font-name="Liberation Serif1" officeooo:rsid="01294e23"/>
    </style:style>
    <style:style style:name="T33" style:family="text">
      <style:text-properties style:font-name="Liberation Serif" officeooo:rsid="01294e23"/>
    </style:style>
    <style:style style:name="T34" style:family="text">
      <style:text-properties fo:font-style="normal" fo:font-weight="bold" officeooo:rsid="012c191e" style:font-style-asian="normal" style:font-weight-asian="bold" style:font-style-complex="normal" style:font-weight-complex="bold"/>
    </style:style>
    <style:style style:name="T35" style:family="text">
      <style:text-properties fo:font-style="normal" officeooo:rsid="012c191e" style:font-style-asian="normal" style:font-style-complex="normal"/>
    </style:style>
    <style:style style:name="T36" style:family="text">
      <style:text-properties fo:font-style="normal" officeooo:rsid="019e5192" style:font-style-asian="normal" style:font-style-complex="normal"/>
    </style:style>
    <style:style style:name="T37" style:family="text">
      <style:text-properties fo:font-style="normal" officeooo:rsid="019fa943" style:font-style-asian="normal" style:font-style-complex="normal"/>
    </style:style>
    <style:style style:name="T38" style:family="text">
      <style:text-properties fo:font-style="normal" officeooo:rsid="01b4b1f1" style:font-style-asian="normal" style:font-style-complex="normal"/>
    </style:style>
    <style:style style:name="T39" style:family="text">
      <style:text-properties fo:font-style="normal" officeooo:rsid="01b5377d" style:font-style-asian="normal" style:font-style-complex="normal"/>
    </style:style>
    <style:style style:name="T40" style:family="text">
      <style:text-properties fo:font-style="normal" fo:font-weight="normal" officeooo:rsid="01e4af6e" style:font-style-asian="normal" style:font-weight-asian="normal" style:font-style-complex="normal" style:font-weight-complex="normal"/>
    </style:style>
    <style:style style:name="T41" style:family="text">
      <style:text-properties officeooo:rsid="0131723f"/>
    </style:style>
    <style:style style:name="T42" style:family="text">
      <style:text-properties officeooo:rsid="014075f0"/>
    </style:style>
    <style:style style:name="T43" style:family="text">
      <style:text-properties officeooo:rsid="0142b027"/>
    </style:style>
    <style:style style:name="T44" style:family="text">
      <style:text-properties officeooo:rsid="014e0fc7"/>
    </style:style>
    <style:style style:name="T45" style:family="text">
      <style:text-properties officeooo:rsid="017d39fb"/>
    </style:style>
    <style:style style:name="T46" style:family="text">
      <style:text-properties officeooo:rsid="0180d353"/>
    </style:style>
    <style:style style:name="T47" style:family="text">
      <style:text-properties officeooo:rsid="018570d9"/>
    </style:style>
    <style:style style:name="T48" style:family="text">
      <style:text-properties officeooo:rsid="0186f997"/>
    </style:style>
    <style:style style:name="T49" style:family="text">
      <style:text-properties officeooo:rsid="018c06db"/>
    </style:style>
    <style:style style:name="T50" style:family="text">
      <style:text-properties officeooo:rsid="01b5a1bf"/>
    </style:style>
    <style:style style:name="T51" style:family="text">
      <style:text-properties officeooo:rsid="01d41388"/>
    </style:style>
    <style:style style:name="T52" style:family="text">
      <style:text-properties officeooo:rsid="01ecd6ee"/>
    </style:style>
    <style:style style:name="T53" style:family="text">
      <style:text-properties officeooo:rsid="01f59dd2"/>
    </style:style>
    <style:style style:name="T54" style:family="text">
      <style:text-properties officeooo:rsid="01f88134"/>
    </style:style>
    <style:style style:name="T55" style:family="text">
      <style:text-properties officeooo:rsid="01fba3de"/>
    </style:style>
    <style:style style:name="T56" style:family="text">
      <style:text-properties officeooo:rsid="020d3583"/>
    </style:style>
    <style:style style:name="T57" style:family="text">
      <style:text-properties officeooo:rsid="021010a8"/>
    </style:style>
    <style:style style:name="T58" style:family="text">
      <style:text-properties officeooo:rsid="02193dab"/>
    </style:style>
    <style:style style:name="T59" style:family="text">
      <style:text-properties officeooo:rsid="021b2aaf"/>
    </style:style>
    <style:style style:name="T60" style:family="text">
      <style:text-properties officeooo:rsid="021df3eb"/>
    </style:style>
    <style:style style:name="T61" style:family="text">
      <style:text-properties officeooo:rsid="021e6744"/>
    </style:style>
    <style:style style:name="T62" style:family="text">
      <style:text-properties officeooo:rsid="022e1364"/>
    </style:style>
    <style:style style:name="T63" style:family="text">
      <style:text-properties officeooo:rsid="022f02fa"/>
    </style:style>
    <style:style style:name="T64" style:family="text">
      <style:text-properties officeooo:rsid="0232e49e"/>
    </style:style>
    <style:style style:name="T65" style:family="text">
      <style:text-properties officeooo:rsid="023dce4f"/>
    </style:style>
    <style:style style:name="T66" style:family="text">
      <style:text-properties officeooo:rsid="024b6db2"/>
    </style:style>
    <style:style style:name="T67" style:family="text">
      <style:text-properties officeooo:rsid="0250260d"/>
    </style:style>
    <style:style style:name="T68" style:family="text">
      <style:text-properties officeooo:rsid="027bf7f7"/>
    </style:style>
    <style:style style:name="T69" style:family="text">
      <style:text-properties officeooo:rsid="0284c587"/>
    </style:style>
    <style:style style:name="T70" style:family="text">
      <style:text-properties officeooo:rsid="02978219"/>
    </style:style>
    <style:style style:name="T71" style:family="text">
      <style:text-properties officeooo:rsid="029abdff"/>
    </style:style>
    <style:style style:name="T72" style:family="text">
      <style:text-properties officeooo:rsid="02a66f75"/>
    </style:style>
    <style:style style:name="T73" style:family="text">
      <style:text-properties officeooo:rsid="02ad2c91"/>
    </style:style>
    <style:style style:name="T74" style:family="text">
      <style:text-properties officeooo:rsid="02b9b8e5"/>
    </style:style>
    <style:style style:name="T75" style:family="text">
      <style:text-properties officeooo:rsid="02bf294a"/>
    </style:style>
    <style:style style:name="T76" style:family="text">
      <style:text-properties officeooo:rsid="02c62a05"/>
    </style:style>
    <style:style style:name="T77" style:family="text">
      <style:text-properties officeooo:rsid="02cf420c"/>
    </style:style>
    <style:style style:name="T78" style:family="text">
      <style:text-properties officeooo:rsid="02d21439"/>
    </style:style>
    <style:style style:name="T79" style:family="text">
      <style:text-properties officeooo:rsid="02df3710"/>
    </style:style>
    <style:style style:name="T80" style:family="text">
      <style:text-properties officeooo:rsid="02e02680"/>
    </style:style>
    <style:style style:name="T81" style:family="text">
      <style:text-properties officeooo:rsid="02e37ec7"/>
    </style:style>
    <style:style style:name="T82" style:family="text">
      <style:text-properties officeooo:rsid="02e91d05"/>
    </style:style>
    <style:style style:name="T83" style:family="text">
      <style:text-properties officeooo:rsid="02f9ae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Title">Noções de Direito Constitucional</text:p>
      <text:h text:style-name="Heading_20_1" text:outline-level="1">1 Direitos Fundamentais Diretos e Garantias Individuais e Coletivos</text:h>
      <text:h text:style-name="P254" text:outline-level="2">1.1 Direitos e Garantias Fundamentais</text:h>
      <text:p text:style-name="P3">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3"/>
      <text:p text:style-name="P4">Nossa Constituição estabelece que as normas que consubstanciam direitos fundamentais são ef<text:span text:style-name="T67">i</text:span>cácia imediata.</text:p>
      <text:h text:style-name="P256" text:outline-level="3">1.1.1 Diferenciação entre Direitos e Garantias Fundamentais</text:h>
      <text:p text:style-name="P5">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7"/>
      <text:p text:style-name="P6">Assim, por exemplo, o direito à liberdade seria um direito fundamental, ao passo que o <text:span text:style-name="T1">Habeas Corpus </text:span>seria uma garantia fundamental.</text:p>
      <text:h text:style-name="P257" text:outline-level="3">1.1.2 <text:span text:style-name="T8">Gerações</text:span> dos Direitos Fundamentais</text:h>
      <text:p text:style-name="P8">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9">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10"><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1"><text:soft-page-break/><text:span text:style-name="T2">Direitos de segunda geração:</text:span> direitos econômicos, sociais e culturais. Não só <text:span text:style-name="T6">impõem limites ao Estado, mas também buscam garantir uma existência digna aos cidadãos. São chamadas de liberdades positivas, e podem ser associados à igualdade.</text:span></text:p>
      <text:p text:style-name="P12"><text:span text:style-name="T2">Direitos de terceira geração: </text:span>materializam poderes de titularidade coletiva, cujo exercício e benefício não se atém ao bem do indivíduo somente, mas de toda a coletividade (interesses difusos).</text:p>
      <text:p text:style-name="P13"><text:span text:style-name="T2">Ex.: </text:span>Direito a um meio ambiente equilibrado, progresso, a paz. Por não tutelarem direitos individuais nem de solidariedade ou fraternidade.</text:p>
      <text:p text:style-name="P14"><text:span text:style-name="T2">Direitos de quarta geração:</text:span> compreendem os direitos à democracia, informação e pluralismo, para uns, e os direitos relativos à biotecnologia, manipulação genética, para todos.</text:p>
      <text:h text:style-name="P256" text:outline-level="3">1.1.3 Relatividade dos Direitos Fundamentais</text:h>
      <text:p text:style-name="P17">Embora seja reconhecida a essencialidade dos direitos fundamentais, estes não são absolutos, sofrendo limitações em função de outros direitos fundamentais, tudo para o bem da própria sociedade.</text:p>
      <text:p text:style-name="P18">Assim, por exemplo, não se admite que práticas ilícitas sejam acobertadas pelo pretenso exercício de um direito fundamental e, no caso, de conflitos entre direitos fundamentais e outros direitos, esses poderão sofrer restrições.</text:p>
      <text:h text:style-name="P256" text:outline-level="3">1.1.4 Destinatários dos Direitos Fundamentais</text:h>
      <text:p text:style-name="P19">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20">Da mesma forma, essa extensão alcança também as pessoas jurídicas, no que couber, evidentemente.</text:p>
      <text:h text:style-name="P256" text:outline-level="3">1.1.5 Classificação dos Direitos Fundamentais Segundo a nossa Constituição</text:h>
      <text:p text:style-name="P21">A classificação prevista em nossa Constituição permite identificar cinco classes de direitos e garantias fundamentais:</text:p>
      <text:p text:style-name="P21">&gt; Direitos e garantias individuais e coletivas;</text:p>
      <text:p text:style-name="P21">&gt; Direitos sociais;</text:p>
      <text:p text:style-name="P21">&gt; Direitos de nacionalidade;</text:p>
      <text:p text:style-name="P21">&gt; Direitos políticos;</text:p>
      <text:p text:style-name="P21">&gt; Direitos relacionados à existência e organização dos partidos políticos.</text:p>
      <text:h text:style-name="P254" text:outline-level="2"><text:soft-page-break/>1.2 Direitos e Garantias Individuais e Coletivos</text:h>
      <text:p text:style-name="P22">Os direitos e garantias individuais e coletivos estão elencados no Art. 5º de nossa Constituição Federal, o maior de todos os seus artigos, que, em seus 78 incisos, trata do tema organizando-o por assuntos.</text:p>
      <text:h text:style-name="P256"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54"><text:span text:style-name="T2">I.</text:span> Homens e mulheres são iguais em direitos e obrigações, no termo desta Constituição;</text:p>
      <text:p text:style-name="P23">O caput do Art. 5 destaca a importância deste princípio, ao afirmar que todos são iguais perante a lei. Não bastasse isso, complementa dizendo “sem distinção de qualquer natureza”. A igualdade é a base de um sistema jurídico justo.</text:p>
      <text:p text:style-name="P24">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5">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6">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8">Nota-se que a expressão “nos termos dessa Constituição” indica que a Magna Carta pode estabelecer distinções que a princípio, não serão julgados à luz desse princípio <text:span text:style-name="T7">(como é o caso da isenção do serviço militar às mulheres, em tempos de paz), ao passo que a legislação inferior somente pode estabelecer as distinções que visem o estabelecimento da igualdade (tratar desigualmente os desiguais).</text:span></text:p>
      <text:h text:style-name="P256" text:outline-level="3">1.2.2 Princípio da Legalidade</text:h>
      <text:p text:style-name="P27">Dispõe o inciso II do Art. 5º de nossa CF:</text:p>
      <text:p text:style-name="P164"><text:span text:style-name="T2">II. </text:span>Ninguém será obrigado a fazer ou deixar de fazer alguma coisa senão em virtude de lei;</text:p>
      <text:p text:style-name="P28"><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9">A palavra “lei” aqui deve ser entendida no sentido <text:span text:style-name="T9">de uma das espécies normativas previstas no Art. 59 de nossa Constituição Federal:</text:span></text:p>
      <text:p text:style-name="P30">&gt; Emendas constitucionais (aprovadas, passam a integrar a Constituição Federal sem qualquer distinção em relação as normas originárias);</text:p>
      <text:p text:style-name="P30">&gt; Leis complementares;</text:p>
      <text:p text:style-name="P30">&gt; Leis ordinárias;</text:p>
      <text:p text:style-name="P30">&gt; Leis delegadas;</text:p>
      <text:p text:style-name="P31">&gt; Medidas provisórias;</text:p>
      <text:p text:style-name="P31">&gt; Decretos legislativos;</text:p>
      <text:p text:style-name="P31">&gt; Resoluções.</text:p>
      <text:p text:style-name="P32">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3">Diferenciação entre o Princípio da Legalidade e o Princípio da Reserva Legal</text:p>
      <text:p text:style-name="P15">Embora a maioria utilize os conceitos como sinônimos, outros, como Alexandre de Maraei e José Afonso da Silva, os distinguem.</text:p>
      <text:p text:style-name="P16">De acordo com eles, o princípio da legalidade seria mais amplo, e envolveria todas as espécies normativas previstas na Constituição Federal (conforme vimos).</text:p>
      <text:p text:style-name="P16">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213"><text:span text:style-name="T4">XXXIX.</text:span><text:span text:style-name="T11"> Não há crime sem lei anterior que o defina, nem pena sem prévia cominação lega</text:span><text:span text:style-name="T12">l.</text:span></text:p>
      <text:h text:style-name="P256" text:outline-level="3">1.2.3 Proibição da Tortura</text:h>
      <text:p text:style-name="P34">Além de colocar a dignidade da pessoa humana como um dos fundamentos de nossa República, a Constituição Federal, claramente influen<text:span text:style-name="T83">ci</text:span>ada pelos excessos do regime ditarorial que lhe antecedeu, expressamente declara no inciso III do Art. 5 a <text:span text:style-name="T10">inadmissibilidade</text:span> da tortura (tanto física como psicológica) e do tratamento desumano ou degradante:</text:p>
      <text:p text:style-name="P197"><text:soft-page-break/><text:span text:style-name="T2">III. </text:span>Ninguém será submetido a tortura nem a tratamento desumano ou degradante;</text:p>
      <text:p text:style-name="P35">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6">A <text:s/>norma do inciso III é completamente pelo comando do inciso XLIII.</text:p>
      <text:p text:style-name="P163"><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7">Tal dispositivo, por tratar de norma <text:span text:style-name="T17">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56" text:outline-level="3">1.2.4 Liberdade de Pensamento e Direito de Resposta</text:h>
      <text:p text:style-name="P38">Nossa contituição prevê a plena liberdade de expressão nos incisos IV e IX de seu Art. 5º:</text:p>
      <text:p text:style-name="P167"><text:span text:style-name="T2">IV.</text:span> É livre, a manifestação do pensamento, sendo vedado o anonimato;</text:p>
      <text:p text:style-name="P167"><text:span text:style-name="T2">IX.</text:span> É livre a expressão da atividade intelectual, artística, científica e de comunicação, independentemente de censura ou licença;</text:p>
      <text:p text:style-name="P39">A manifestação do pensamento tem o significado de exterior <text:span text:style-name="T18">de ideias, e abrange todas as formas de comunicação, não podendo o Estado impor censura ou exigir licença prévia. O Estado não pode proibir ninguém de expressar seu pensamento, porém, uma vez expresso, será possível sempre o controle de sua legalidade, através do Poder Judiciário.</text:span></text:p>
      <text:p text:style-name="P40">A liberdade de expressão, porém, está condicionada à identificação do autor, para que se evitem manifestações levianas que ofendam terceiros e para que se possa responsabilizar aqueles que as fizeram.</text:p>
      <text:p text:style-name="P40">Tal exigência, porém, não impede que o jornalista guarde o sigilo de suas fontes, respondendo ele, porém, no caso de optar por esse sigilo, por declarações injuriosas, difamatórias ou caluniosas sem base fática.</text:p>
      <text:p text:style-name="P40">O inciso V assegura o direito de resposta, sem prejuízo da indenização por dano material ou moral:</text:p>
      <text:p text:style-name="P162"><text:span text:style-name="T2">V. </text:span>É assegurado o direito de resposta, proporcional ao agravo, além da indenização por dano material, moral ou à imagem;</text:p>
      <text:p text:style-name="P41">Proporcional ao agravo significa que deve ser dado à vítima o direito de resposta no mesmo veículo de comunicação e com o mesmo espaço dado à notícia injuriosa.</text:p>
      <text:h text:style-name="P256" text:outline-level="3"><text:soft-page-break/>1.2.5 Liberdade de Consciência e Crença Religiosa, Convicção Filosófica ou Política</text:h>
      <text:p text:style-name="P42">Dispõe o inciso VI, do Art. 5º:</text:p>
      <text:p text:style-name="P210"><text:span text:style-name="T2">VI. </text:span>É inviolável a liberdade de consciência e de crença, sendo assegurado o livre exercício dos cultos religiosos e garantida, na forma da lei, a proteção aos locais de culto e a suas liturgias;</text:p>
      <text:p text:style-name="P43">O Brasil é um Estado laico (ou leigo), mas não ateu. O Estado brasileiro não pode subvencionar ou privilegiar qualquer segmento religioso, mas respeita todas as convicções religiosas.</text:p>
      <text:p text:style-name="P43">Nossa constituição garante tanto a liberdade de consciência e de crença como a liberdade de culto.</text:p>
      <text:p text:style-name="P44">Enquanto a liberdade de crença refere-se <text:span text:style-name="T19">à convicção íntima do indivíduo, a liberdade de culto refere-se à exteriorização dessa crença.</text:span></text:p>
      <text:p text:style-name="P45">E não se contenta a Carta Magna <text:span text:style-name="T20">em somente permitir a liberedade de culto, mas também garante a proteção dos locais de culto e às suas liturgias contra a ação de terceiros. Além disso, os templos são isentos do pagamento de impostos.</text:span></text:p>
      <text:p text:style-name="P46">Nessa mesma linha, temos o inci<text:span text:style-name="T21">so VII: </text:span></text:p>
      <text:p text:style-name="P168"><text:span text:style-name="T2">VII. </text:span>É assegurada, <text:span text:style-name="T22">nos termos da lei, a prestação de assistência religiosa nas entidades civis e militares de internação coletiva;</text:span></text:p>
      <text:p text:style-name="P47">Sendo o direito à religiosidade um direito fundamental do cidadão, o Estado deve garantir o exercício deste direito àqueles que estiverem custodiados sob sua responsabilidade ou de terceiros, em presidios, hospitais, casernas, manicômios, etc.</text:p>
      <text:p text:style-name="P47">A expressão “nos termos da lei” indica tratar-se de norma de eficácia limitada.</text:p>
      <text:p text:style-name="P169"><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8">O inciso VIII diz que ninguém pode ser penalizado em virtude de sua crença religiosa, convicção filosófica ou política.</text:p>
      <text:p text:style-name="P48">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49">Exemplo de aplicação desse dispositivo é a recusa de determinadas pessoas em cumprir o tempo de serviço militar obrigatório por convicção filosófica, devevndo cumprir a prestação alternativa prevista na Lei 8.239/91.</text:p>
      <text:h text:style-name="P256" text:outline-level="3"><text:soft-page-break/>1.2.6 Direito à Privacidade e à Preservação da Honra</text:h>
      <text:p text:style-name="P161"><text:span text:style-name="T2">X.</text:span> São invioláveis a intimidade, a vida privada, a honra e a imagem de pessoas, assegurado o direito a indenização pelo dano material ou moral decorrente de sua violação;</text:p>
      <text:p text:style-name="P51">O inciso X do Art. 5º de nossa CF, assegura a inviolabilidade da intimidade, vida privada, honra e imagem dos cidadãos, prevendo indenização em caso de violação indevida.</text:p>
      <text:p text:style-name="P51"><text:span text:style-name="T2">Intimidade: </text:span>relações subjetivas e de trato íntimo da pessoa, suas relações familiares e de amizade.</text:p>
      <text:p text:style-name="P50"><text:span text:style-name="T2">Vida privada: </text:span>os demais relacionamentos humanos, inclusive os que envolvem relações não íntimas, como relações comerciais, de trabalho, mas que dizem respeito somente ao cidadão e aos demais diretamente envolvidos.</text:p>
      <text:p text:style-name="P50">Tal princípio, porém, no que se refere à intimidade e à vida privada, deve ser relativizado quando se tratar das chamadas pessoas públicas, ou seja, pessoas que, devido ao seu ofício ou condição, estão sujeitas a uma maior exposição (art<text:span text:style-name="T23">istas, políticos, etc.).</text:span></text:p>
      <text:p text:style-name="P52">Nesses casos, embora o Judiciário entenda que tais pessoas também tenham direito à proteção à intimidade, seus limites são menos definidos do que os aplicáveis aos cidadãos comuns.</text:p>
      <text:h text:style-name="P256" text:outline-level="3">1.2.7 Inviolabilidade do Domicílio</text:h>
      <text:p text:style-name="P160"><text:span text:style-name="T2">XI. </text:span>A casa é asilo inviolável do indivíduo, ninguém nela podendo penetrar sem consentimento do morador, salvo em caso de flagrante delito ou desastre, ou para prestar socorro, ou, durante o dia, por determinação judicial;</text:p>
      <text:p text:style-name="P53">Com regra geral, ninguém – nem mesmo a polícia ou representante da Justiça ou mesmo o Presidente da República – pode entrar no domicílio alheio sem permissão do proprietário.</text:p>
      <text:p text:style-name="P54">No entanto, exitem quatro exceções:</text:p>
      <text:p text:style-name="P54">&gt; Caso de flagrante delito (crime que está sendo praticado);</text:p>
      <text:p text:style-name="P55">&gt; Caso de desastre (inundação, desabamento, explosão, etc.);</text:p>
      <text:p text:style-name="P55">&gt; Para prestar socorro (por exemplo, alguém que sofre um infarto);</text:p>
      <text:p text:style-name="P56">&gt; Por determinação judicial, durante o dia (nesse caso, nunca à noite).</text:p>
      <text:p text:style-name="P56"><text:span text:style-name="T24">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56" text:outline-level="3">1.2.8 Inviolabilidade das Comunicações</text:h>
      <text:p text:style-name="P159"><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7">Tal garantia abrange também as comunicações por meios eletrônicos.</text:p>
      <text:p text:style-name="P57">A exceção somente se aplica às comunicações telefônicas e nos casos de investigação ou instrução penal, ou seja, em que houver suspeita de prática de crime.</text:p>
      <text:p text:style-name="P57">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52">FIQUE LIGADO</text:p>
            <text:p text:style-name="P151"/>
            <text:p text:style-name="P153">A jurisprudência tem admitido a possibilidade de quebra de sigilos de comunicações eletrônicas (como e-mails e SMS).</text:p>
            <text:p text:style-name="P153"/>
            <text:p text:style-name="P153">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7"/>
      <text:h text:style-name="P256" text:outline-level="3">1.2.9 Liberdade do Exercício de Profissão</text:h>
      <text:p text:style-name="P158"><text:span text:style-name="T2">XIII.</text:span> É livre o exercício de qualquer trabalho, ofício ou profissão, atendidas as qualificações profssionais que a lei estabecer;</text:p>
      <text:p text:style-name="P58"><text:span text:style-name="T10">A priori, o exercício </text:span><text:span text:style-name="T13">de qualquer trabalho, ofício ou profissão é livre, não havendo a necessidade do preenchimento de qualquer requisito especial.</text:span></text:p>
      <text:p text:style-name="P59"><text:span text:style-name="T13">N</text:span><text:span text:style-name="T10">o entanto, trata-se de norma de eficácia contida, ou seja, a lei pode exigir o preenchimento de determinados requisitos </text:span><text:span text:style-name="T14">de qualificação profissional para o desempenho de determinadas atividades (por exemplo, exigir diploma para o exercício da medicina, exigir diploma em Direito e aprovação no exame OAB para o desempenho da advocacia, etc.).</text:span></text:p>
      <text:p text:style-name="P60"><text:span text:style-name="T14">A</text:span><text:span text:style-name="T10">ssim, se a lei não exigir expressamente a comprovação de qualificação profissional, qualquer pessoa poderá exercer qualquer atividade econômica.</text:span></text:p>
      <text:p text:style-name="P105"><text:span text:style-name="T16">No entanto, não basta a exigência de lei exigindo a qualificação, mas é necessário que tal exigência seja razoável. Assim, por exemplo, o STF decidiu, no julgamento do Recurso Extraordinário 5111961, que </text:span><text:span text:style-name="T15">a exigência de diploma universitário para o exercício da profissão de jornalista, imposta pelo Decreto-Lei 972/69, era inconstitucional.</text:span></text:p>
      <text:h text:style-name="P256" text:outline-level="3">1.2.10 Direito à Informação</text:h>
      <text:p text:style-name="P157"><text:span text:style-name="T2">XIV. </text:span>É assegurado a todos o acesso à informação e resguardado o sigilo da fonte, quando necessário ao exercício profissional;</text:p>
      <text:p text:style-name="P61"><text:soft-page-break/>Este inciso trata do direito de todas as pessoas de obter informações sobre os assuntos mais diversos e provenientes das mais diversas fontes. Assim, seria inconstitucional <text:span text:style-name="T25">uma lei que vedasse o acesso das pessoas a determinada fonte de informações (sites da internet, periódicos, etc.).</text:span></text:p>
      <text:p text:style-name="P62">O Estado não pode dizer a quais <text:span text:style-name="T26">informações e provenientes de quais fontes o cidadão terá acesso.</text:span></text:p>
      <text:p text:style-name="P63">Visando justamente preservar o direito à informação, a Constituição permite aos profissionais (especialmente jornalistas) não revelar a fonte de informações que divulgam.</text:p>
      <text:p text:style-name="P64">Obviamente, o direito à informação não impede que informações de interesse íntimo e privado de alguém sejam protegidas do conhecimento público.</text:p>
      <text:h text:style-name="P258" text:outline-level="3">1.2.11 Direito à Locomoção Dentro do Território Nacionalidade</text:h>
      <text:p text:style-name="P155"><text:span text:style-name="T2">XV. </text:span>É livre a locomoção no território nacional em tempo de paz, podendo qualquer pessoa, nos termos da lei, nele entrar, permanecer ou dele sair com seus bens;</text:p>
      <text:p text:style-name="P65">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6">Essa garantia somente pode ser relativizada em tempos de guerra ou no caso de estado de sítio.</text:p>
      <text:p text:style-name="P72">No que se refere ao ingresso de alguém de fora no território nacional, porém, a norma acima é de eficácia contida, podendo a lei estabelecer condições para aqui ingressar, aqui permanecer ou daqui sair com seus bens.</text:p>
      <text:h text:style-name="P256" text:outline-level="3">1.2.12 Direito de Reunião</text:h>
      <text:p text:style-name="P156"><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7">Nossa constituição garante que todos podem reunir-se em locais públicos sem necessidade de solicitar autorização ao ente público.</text:p>
      <text:p text:style-name="P69">Porém, impõe algumas condições:</text:p>
      <text:p text:style-name="P69">&gt; A reunião dever ser pacífica;</text:p>
      <text:p text:style-name="P69">&gt; Os manifestantes não podem portar a<text:span text:style-name="T10">rmas;</text:span></text:p>
      <text:p text:style-name="P255">&gt; Não devem frustrar outra manifestação anteriormente convocada para o mesmo local;</text:p>
      <text:p text:style-name="P69"><text:span text:style-name="T10">&gt; Deve haver aviso prévio à autoridade competente p</text:span>ara que esta possa, por exemplo, verificar se já não há uma reunião marcada para o mesmo local e horário, organizar o trânsito local, garantir a proteção dos que participarão da reunião, etc.</text:p>
      <text:p text:style-name="P73"><text:soft-page-break/>Esse direito de reunião pode ser restringido nos casos de guerra, estado de defesa e estado de sítio.</text:p>
      <text:h text:style-name="P256" text:outline-level="3">1.2.13 Direito de Associação</text:h>
      <text:p text:style-name="P165"><text:span text:style-name="T2">XVII. </text:span>É plena a liberdade de associação para fins lícitos, vedada a de caráter paramilitar;</text:p>
      <text:p text:style-name="P70">Quando a Constituição Federal diz que é p<text:span text:style-name="T28">lena</text:span> a liberdade de associação, está a dizer que as pessoas podem se associar para os fins que desejarem, desde que não seja para fins paramilitares.</text:p>
      <text:p text:style-name="P166"><text:span text:style-name="T2">XVII</text:span><text:span text:style-name="T5">I</text:span><text:span text:style-name="T2">. </text:span>A criação de associações e, na forma da lei, a de cooperativas independem de autorização, sendo vedada a interferência estatal em seu funcionamento;</text:p>
      <text:p text:style-name="P71">O Estado não pode interferir nas associações e cooperativas, que tem o direito de se organizarem conforme quiserem, desde que respeitem as nomas legais (por exemplo, Código Civ<text:span text:style-name="T27">il</text:span>).</text:p>
      <text:p text:style-name="P74">Além disso, o Estado não pode exigir qualquer autorização para a criação de associações. No que se refere às cooperativas, tal norma é de eficácia contida.</text:p>
      <text:p text:style-name="P170"><text:span text:style-name="T2">XIX.</text:span> As associações só poderão ser compulsoriamente dissolvidas ou ter suas atividades suspensas por decisão judicial, exigindo-se, no primeiro caso, o trânsito em julgado;</text:p>
      <text:p text:style-name="P216">Para <text:span text:style-name="T29">a suspensão (interrupção temporária das atividades) ou para a dissolução (extinção definitiva) de associações exige-se sempre uma decisão judicial.</text:span></text:p>
      <text:p text:style-name="P217">No caso da dissolução exige-se ainda que de tal decisão não caiba mais nenhum recurso, ou seja, exige-se o trânsito em julgado da decisão judicial.</text:p>
      <text:p text:style-name="P211"><text:span text:style-name="T2">XX. </text:span>Ninguém poderá ser compelido a associar-se ou a permanecer associado;</text:p>
      <text:p text:style-name="P218">Assim como é garantido o direito de associação, também se garante o de direito de não se associar ou de desassociar-se a qualquer momento.</text:p>
      <text:p text:style-name="P218">O desrespeito a tal preceito pode inclusive configurar crime (Art. 199 do Código Penal).</text:p>
      <text:p text:style-name="P212"><text:span text:style-name="T2">XXI.</text:span> As entidades associativas, quando expressamente autorizadas, têm legitimidade para representar seus filiados judicial ou extrajudicialmente;</text:p>
      <text:p text:style-name="P75">Permite-se às associações representar seus filiados perante terceiros e perante o próprio Judiciário <text:span text:style-name="T30">(propondo ações ações judiciais, por exemplo), desde que elas sejam expressamente autorizadas para isso, no estatuto ou sem decisão da assembleia geral.</text:span></text:p>
      <text:h text:style-name="P256" text:outline-level="3">1.2.14 Direito de Propriedade</text:h>
      <text:p text:style-name="P171"><text:span text:style-name="T2">XXII.</text:span> É garantido o direito de propriedade;</text:p>
      <text:p text:style-name="P172"><text:span text:style-name="T2">XXIII. </text:span>A propriedade atenderá a sua função social;</text:p>
      <text:p text:style-name="P219">Nossa Constituição Federal reconhece o direito <text:span text:style-name="T31">de propriedade, entendido como o direito de usar, fluir e dispor da coisa. No entanto, tal direito não é absoluto.</text:span></text:p>
      <text:p text:style-name="P220"><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221">A Constituição estabelece as condições para que as propriedades urbanas e rurais atendam sua função social:</text:p>
      <text:p text:style-name="P222">Propriedade Urbana</text:p>
      <text:p text:style-name="P222"><text:span text:style-name="T2">Art. 182(</text:span>…)</text:p>
      <text:p text:style-name="P223"><text:span text:style-name="T32">§</text:span><text:span text:style-name="T33"> </text:span>2º. A propriedade urbana cumpre sua função social quando atende às exigências fundamentais de ordenação da cidade expressas no plano diretor.</text:p>
      <text:p text:style-name="P224">Propriedade Rural</text:p>
      <text:p text:style-name="P224">Art.186. A função social é cumprida quando a propriedade rural atende, simultaneamente, segundo critérios e graus de exigência estabelecidos em lei, aos seguintes requisitos:</text:p>
      <text:p text:style-name="P225"><text:span text:style-name="T2">I.</text:span> Aproveitamento racional e adequado;</text:p>
      <text:p text:style-name="P225"><text:span text:style-name="T2">II. </text:span>Utilização adequada dos recuros naturais disponíveis e preservação do meio ambiente;</text:p>
      <text:p text:style-name="P225"><text:span text:style-name="T2">III.</text:span> Observância das disposições que regulam as relações de trabalho;</text:p>
      <text:p text:style-name="P240"><text:span text:style-name="T34">IV. </text:span><text:span text:style-name="T35">Exploração que favoreça o bem-estar dos proprietários e dos trabalhadores.</text:span></text:p>
      <text:h text:style-name="P260" text:outline-level="3">1.2.15 Desapropriação</text:h>
      <text:p text:style-name="P76"><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7">Desapropriação é o ato administrativo pelo qual o Estado retira a propriedade de alguém.</text:p>
      <text:p text:style-name="P78">Nossa Constituião traz <text:span text:style-name="T41">as razões pelas quais isso pode ser feito: necessidade ou utilidade pública (a coletividade precisa).</text:span></text:p>
      <text:p text:style-name="P79"><text:span text:style-name="T2">Necessidade Pública:</text:span> a administração está diante de uma situação de risco iminente;</text:p>
      <text:p text:style-name="P80"><text:span text:style-name="T2">Utilidade Pública:</text:span> a desapropriação é conveniente ao atendimento do interesse público;</text:p>
      <text:p text:style-name="P81"><text:span text:style-name="T2">Interesse Social:</text:span> finalidade de reduzir as desigualdades sociais.</text:p>
      <text:p text:style-name="P82">Nessas três hipóteses, o proprietário deverá ser desapropriado pelo desfalque sofrido em seu patrimônio.</text:p>
      <text:p text:style-name="P83">O inciso XXIV atribui à lei o procedimento da desapropriação, trazendo, porém, três requisitos em relação à indenização (salvo nos casos excepciona<text:span text:style-name="T42">dos pela própria Constituição Federal</text:span>):</text:p>
      <text:p text:style-name="P84">&gt; Deverá ser em dinheiro (<text:span text:style-name="T43">não se pode pagar com títulos públicos, como ocorre com a desapropriação para reforma agrária, por exemplo</text:span>);</text:p>
      <text:p text:style-name="P85"><text:soft-page-break/>&gt; Deverá ser prévia (ou seja, o valor deve ser disponibilizado ao proprietário antes da desapropriação efetiva);</text:p>
      <text:p text:style-name="P86">&gt; Deverá ser justa, correspondendo relamente ao valor do imóvel desapropriado.</text:p>
      <text:h text:style-name="P256" text:outline-level="3">1.2.16 Requisição Administrativa</text:h>
      <text:p text:style-name="P173"><text:span text:style-name="T2">XXV.</text:span> No caso de iminente perigo público, a autoridade competente poderá usar de propriedade particular, assegurada ao proprietário indenização ulterior, se houver <text:span text:style-name="T44">dano;</text:span></text:p>
      <text:p text:style-name="P87">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89">O dispositivo deixa claro que somente haverá indenização se houver dado (deterioração do imóvel, lucros cessantes, etc).</text:p>
      <text:h text:style-name="P256" text:outline-level="3">1.2.17 Impenhorabilidade do Pequeno Imóvel Rural</text:h>
      <text:p text:style-name="P175"><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8">Penhora é o ato judicial através do qual é tomada a propriedade de um bem para pagamento de alguma dívida.</text:p>
      <text:p text:style-name="P90">O inciso XXVI proíbe que a pequena propriedade rural (cuja definição cabe à lei), que seja trabalhada pela família (sem utilização de mão de obra de terceiros), sofra penhora para quitar débitos decorrentes de sua própria atividade produtiva.</text:p>
      <text:h text:style-name="P256" text:outline-level="3">1.2.18 Direitos dos Autores</text:h>
      <text:p text:style-name="P174"><text:span text:style-name="T2">XXVII.</text:span> Aos autores pertence o direito exclusivo de utilização, publicação ou reprodução de suas obras, transmissível aos herdeiros pelo tempo que a lei fixar;</text:p>
      <text:p text:style-name="P241">Os autores de obras literárias <text:s/>e artísticas possuem direitos perpétuos sobre as suas obras (mas que podem ser transmitidos a terceiros, se aqueles assim concordarem).</text:p>
      <text:p text:style-name="P243">Além disso, seus herdeiros também terão esses mesmos direitos, porém, nesse caso, por tempo limitado, estabelecido em lei ordinária.</text:p>
      <text:h text:style-name="P256" text:outline-level="3">1.2.19 Direitos de Participação</text:h>
      <text:p text:style-name="P180"><text:span text:style-name="T2">XXVIII.</text:span> São assegurados, nos termos da lei:</text:p>
      <text:p text:style-name="P180"><text:soft-page-break/>a) a proteção às participações individuais em obras coletivas e à reprodução da imagem e voz humana, inclusive nas atividades desportivas;</text:p>
      <text:p text:style-name="P181">b) O direito de fiscalização do aproveitamento econômico das obras que criarem ou de que participarem aos criadores, aos intérpretes e às respectivas representações sindicais e associativas.</text:p>
      <text:p text:style-name="P91">Esse dispositivo garante a participação econômica nas obras coletivas, bem como o direito de fiscalização desse aproveitamento econômico.</text:p>
      <text:p text:style-name="P92">Deve-se observar que o direito de fiscalização é diferente de direito de disposição, que é o direito de negociar a obra. Assim, embora os participantes tenham o direito de fiscalização, a propriedade não necessariamente pertencerá a eles.</text:p>
      <text:h text:style-name="P256" text:outline-level="3">1.2.20 Direitos do Inventor e Poteção da Marca</text:h>
      <text:p text:style-name="P179"><text:span text:style-name="T2">XXIX.</text:span> A lei assegurará aos autores de inventos industriais privilégio temporário para sua utilização, bem como proteção às criações industriais, à propriedade das marcas, aos nomes de empresas e a outros signos <text:span text:style-name="T45">distintivos, tendo em vista o interesse social e o desenvolvimento tecnológico e econômico do País;</text:span></text:p>
      <text:p text:style-name="P242">Diferentemente dos autores de obras literárias e artísticas, os autores de inventos industriais têm titularidade temporária sobre os direitos da criação. <text:span text:style-name="T46">Essa limitação visa permitir que a indústria nacional possa se beneficiar mais rapidamente das inovações tecnológicas aqui desenvolvidas.</text:span></text:p>
      <text:p text:style-name="P244">Ademais, o inciso XXIX também prevê proteção às marcas, aos nomes de empresas e outros signos dintintivos (slogans, logotipos, etc.), proteção essa que deve levar em conta não somente o interesse dos titulares, mas também o do País.</text:p>
      <text:h text:style-name="P256" text:outline-level="3">1.2.21 Direitos Relativos à Sucessão Causa Mortis</text:h>
      <text:p text:style-name="P177"><text:span text:style-name="T2">XXX. </text:span>É garantido o direito de herança;</text:p>
      <text:p text:style-name="P178"><text:span text:style-name="T3">XXXI. </text:span><text:span text:style-name="T47">A sucessão de bens de estrangeiros situados no País será regulada pela lei brasileira em benefício do cônjuge ou dos filhos brasileiros, sempre que não lhes seja mais favorável a lei pessoal do de cujus;</text:span></text:p>
      <text:p text:style-name="P93">Além <text:span text:style-name="T48">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4">O seguinte exemplo deve esclarecer o exposto acima:</text:p>
      <text:p text:style-name="P95">Imagine que um viúvo saudita (chamado Hassan) que tenha como primogênito um brasileiro (chamado Ubirajara) venha a falecer, deixando entre seus bens uma fazenda no interior do Mato <text:soft-page-break/>Grosso. <text:span text:style-name="T49">Considere ainda que, a lei saudita estabeleça que o primogênito tenha direito à metade da herança do pai e que o de cujus tenha mais três filhos (Mohamed, Iibrahim e Hosni), nascidos na Arábia Saudita.</text:span></text:p>
      <text:p text:style-name="P96">Nesse caso, qual lei é mais favorável a Ubirajara: a lei brasileira ou a hipotética lei saudita?</text:p>
      <text:p text:style-name="P97">A saudita, pois de acordo com a lei brasileira, Ubirajara teria direto a apenas um quarto dos bens, e de acordo com a lei saudita, teria direito à metade.</text:p>
      <text:p text:style-name="P98">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56" text:outline-level="3">1.2.22 Diretos do Consumidor</text:h>
      <text:p text:style-name="P176"><text:span text:style-name="T2">XXXII.</text:span> O Estado promoverá, na forma da lei, a defesa do consumidor;</text:p>
      <text:p text:style-name="P226">Nossa Constituição prevê que o Estado deve tutelar os direitos do consumidor, visto como hipossuficiente em relação às empresas, especialmente os grandes conglomerados.</text:p>
      <text:p text:style-name="P245"><text:span text:style-name="T36">Hoje, o principal diploma que promove essa proteção é o Código de Defesa do Consumidor (</text:span><text:span text:style-name="T37">8.078/90</text:span><text:span text:style-name="T36">).</text:span><text:span text:style-name="T40">ç</text:span></text:p>
      <text:h text:style-name="P259" text:outline-level="3">1.2.2<text:span text:style-name="T50">3 Direito à Obtenção de Informações de Órgãos Públicos</text:span></text:h>
      <text:p text:style-name="P182"><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227">A ideia é que o Estado forneça aos cidadãos todas as informações solicitadas por ele, desde que não tenham caráter sigiloso e que não se refiram a informações pessoais de terceiros.</text:p>
      <text:p text:style-name="P228">Atualmente, esse dispositivo da Constituição é regulamentado pela Lei 12.527/11 (Lei de Acesso à Informação).</text:p>
      <text:p text:style-name="P246"><text:span text:style-name="T38">No entanto, nem todas as informações podem ser exigidas, uma vez que a CF excetua aquelas </text:span><text:span text:style-name="T39">que sejam indispensáveis à segurança do Estado, além de também proteger a intimidade de terceiros. Essa restrição, porém, não se aplica aos dados relativos à própria pessoa do solicitante, de acordo com a maioria dos doutrinadores.</text:span></text:p>
      <text:h text:style-name="P256" text:outline-level="3">1.2.24 Direito de Petição e Obtenção de Certidões</text:h>
      <text:p text:style-name="P183"><text:span text:style-name="T2">XXXIV</text:span>. São a todos assegurados, independentemente do pagamento de taxas:</text:p>
      <text:p text:style-name="P183">a) o direito de petição aos Poderes Públicos em defesa de direitos ou contra ilegalidade ou abuso de poder;</text:p>
      <text:p text:style-name="P183"><text:soft-page-break/>b) a obtenção de certidões em repartições públicas, para defesa de direitos e esclarecimento de situações de interesse pessoal;</text:p>
      <text:p text:style-name="P229">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230">Direito de petição pode ser definido como o direito de invocar a atenção do Poder Público sobre uma questão ou situação.</text:p>
      <text:p text:style-name="P230">O direito de petição traz como corolário a exigência de obtenção de resposta em um prazo razoável.</text:p>
      <text:p text:style-name="P231">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56" text:outline-level="3">1.2.25 Apreciação de Lesão ou Ameaça de Lesão pelo Poder Judiciário</text:h>
      <text:p text:style-name="P184"><text:span text:style-name="T2">XXXV. </text:span>A lei não excluirá da apreciação do Poder Judiciário lesão ou ameaça a direito.</text:p>
      <text:p text:style-name="P99">Nenhuma lei pode impedir o Judiciário de apreciar uma alegada lesão ou ameaça de lesão a direito, e, por outro lado, os juízes não podem se furtar de cumprir sua função jurisdicional.</text:p>
      <text:p text:style-name="P99">Assim, seria inconstitucional, por exemplo, uma lei que proibisse os contribuintes de recorrerem ao Poder Judiciário para questionar a cobrança de um tributo.</text:p>
      <text:p text:style-name="P100">Inexiste, por outro lado, a obrigatoriedade de esgotamento da via administrativa para que a parte posssa acessar <text:s/>o Judiciário.</text:p>
      <text:p text:style-name="P101">O texto constitucional não proíbe que os particulares, por sua livre e espontânea vontade, ao invés de submeterem a questão ao Judiciário, acordem por delegar a resolução da questão a terceiro, através da chamada arbitragem.</text:p>
      <text:h text:style-name="P256" text:outline-level="3">1.2.26 Direito Adquirido, Ato Judiciário Perfeito e Coisa Julgada</text:h>
      <text:p text:style-name="P185"><text:span text:style-name="T2">XXXVI. </text:span>A lei não prejudicará o direito adquirido, o ato jurídico perfeito e a coisa julgada;</text:p>
      <text:p text:style-name="P102">O respeito ao direito adquirido , ao ato jurídico perfeito e à coisa julgada é a base da chamada “segurança jurídica”. Se eles <text:span text:style-name="T51">não fossem respeitados, ficaríamos à mercê de alterações legislativas que poderiam atingir situações jurídicas já consolidadas.</text:span></text:p>
      <text:p text:style-name="P103">Direito adquirido pode ser definido como o direito que já se incorporou ao patrimônio de seu detentor, mesmo que ainda não tenha sido exercido (por exemplo, direito à aposentadoria).</text:p>
      <text:p text:style-name="P104"><text:soft-page-break/>Ato jurídico perfeito é aquele que se aperfeiçoou, que reuniu todos os elementos necessários à sua formação (por exemplo, contrato assinado).</text:p>
      <text:p text:style-name="P104">Por fim, coisa julgada é o objeto da decisão judicial transitada em julgado, ou seja, da qual não caiba mais qualquer recurso, estando a questão definitivamente resolvida pelo Poder Judiciário.</text:p>
      <text:h text:style-name="P256" text:outline-level="3">1.2.27 Proibição de Juízo de Exceção</text:h>
      <text:p text:style-name="P186"><text:span text:style-name="T2">XXXVII.</text:span> Não haverá juízo ou tribunal de exceção;</text:p>
      <text:p text:style-name="P106">Juízo é um termo que indica a primeira instância do Poder Judiciário, em que o julgamento é feito de forma monocrática.</text:p>
      <text:p text:style-name="P107">Tribunais são as instâncias superiores do Judiciário, em que os julgamentos são feitos de forma colegiada (por grupo de juízes).</text:p>
      <text:p text:style-name="P108">Juízo ou tribunal de exceção é aquele criado especialmente para julgamento de determinados <text:span text:style-name="T52">crimes, após a prática desses crimes. Tal tipo de juízo ou tribunal contraria o princípio do juiz natural, que estabelece que as pessoas devem ser julgados por juízes previamente determinados pela lei.</text:span></text:p>
      <text:p text:style-name="P109">Isso porque o réu, além de saber de antemão que determinado ato é crime e qual é a pena imputada, também deve saber em qual juízo será julgado, se praticar aquele crime. Tudo para evitar perseguições e julgamentos injustos.</text:p>
      <text:p text:style-name="P110">Exemplo de tribunal de exceção foi o T<text:span text:style-name="T53">r</text:span>ibunal de Nuremberg, criado para julgar os nazistas por cirmes cometidos durante a Segunda Guerra Mundial.</text:p>
      <text:h text:style-name="P256" text:outline-level="3">1.2.28 Júri Popular</text:h>
      <text:p text:style-name="P187"><text:span text:style-name="T2">XXXVIII.</text:span> É reconhecida a instituição do júri, com a organização que lhe der a lei, assegurados:</text:p>
      <text:p text:style-name="P187">a) a plenitude de defesa;</text:p>
      <text:p text:style-name="P187">b) o sigilo das votações;</text:p>
      <text:p text:style-name="P187">c) a soberania dos veredictos;</text:p>
      <text:p text:style-name="P188">d) a competência para o julgamento dos crimes dolosos contra a vida;</text:p>
      <text:p text:style-name="P111">O júri é um tribunal formado por sete juízes leigos, <text:span text:style-name="T54">escolhidos dentre o povo, que decidirão sobre um processo judicial.</text:span></text:p>
      <text:p text:style-name="P112">Nossa Constituição garante-lhe uma competência mínima: julgamento dos crimes dolosos contra a vida (não há júri para julgamento cíveis, no Brasil), porém a lei pode ampliar essa competência.</text:p>
      <text:p text:style-name="P113"><text:soft-page-break/>As decisões dos jurados são sigilosas, ou seja, não se sabe o que cada jurado decidiu, sendo que os mesmos não devem sequer conversar entre si durante o julgamento, sobre <text:span text:style-name="T55">o assunto do crime que está sendo julgado.</text:span></text:p>
      <text:p text:style-name="P114">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56" text:outline-level="3">1.2.29 Princípio da Reserva Legal Penal ou Princípio da Legalidade do Direito Penal</text:h>
      <text:p text:style-name="P189"><text:span text:style-name="T2">XXXIX. </text:span>Não há crime sem lei anterior que o defina, nem pena sem prévia cominação legal;</text:p>
      <text:p text:style-name="P115">Para que alguém seja condenado por um crime, é necessário que a conduta ilícita praticada por ele tenha sido descrita na norma penal <text:span text:style-name="T56">antes de sua prática.</text:span></text:p>
      <text:p text:style-name="P116">Ou seja, quando o agente comete a ação, ele já saberá que aquilo é crime, <text:span text:style-name="T57">uma vez que ninguém pode alegar desconhecimento da lei.</text:span></text:p>
      <text:p text:style-name="P117">Da mesma forma, a pena imputada àquele crime também deve ter privsão legal anterior à sua prática.</text:p>
      <text:h text:style-name="P256" text:outline-level="3">1.2.30 Princípio da Irretroatividade da Lei Penal</text:h>
      <text:p text:style-name="P190"><text:span text:style-name="T2">XL.</text:span> A lei penal não retroagirá, salvo para beneficiar o réu;</text:p>
      <text:p text:style-name="P232">Via de regra, a lei penal (e as leis em geral) não retroagem, o que quer dizer que, uma vez em vigor, a lei penal somente produzirá efeitos para as <text:s/>situações que ocorreram dali em diante.</text:p>
      <text:p text:style-name="P232">Existe, porém, uma exceção: a lei retroagirá se a alteração trazida pela lei ocorrer em benefício do réu (novatio legis in melius).</text:p>
      <text:p text:style-name="P233">Ex.: O adultério deixou de ser crime pela lei 11.106, que entrou em vigor dia 29/03/2005. Assim, a partir <text:span text:style-name="T58">desse dia, até mesmo aqueles que já haviam sido condenados e cumpriam pena pelo delito tiveram sua pena extinta, sendo que, a “abolitio criminis” trazida epla lei fez com que tudo ocorresse como se o crime nunca tivesse existido.</text:span></text:p>
      <text:p text:style-name="P234">Tambémexiste retroação da lei, quando esta diminui a pena aplicável ao crime, por exemplo.</text:p>
      <text:h text:style-name="P256" text:outline-level="3">1.2.31 Atentado aos Direitos e Liberdades Fundamentais</text:h>
      <text:p text:style-name="P191"><text:span text:style-name="T2">XLI. </text:span>A lei punirá qualquer discriminação atentatória dos direitos e lib<text:span text:style-name="T61">er</text:span>dades fundamentais;</text:p>
      <text:p text:style-name="P118">Não basta que o Estado Brasileiro respeite os direitos e liberdades fundamentais, ele deve, al<text:span text:style-name="T60">é</text:span>m disso, punir àqueles que não os respeitam e fazem discriminações que os ofendam.</text:p>
      <text:p text:style-name="P118"><text:soft-page-break/>Veja-<text:span text:style-name="T59">s</text:span>e que, pelo princípio da reserva legal, cabe à lei (em sentido estrito) definir quando ocorrerá essa discriminação atentatória, <text:span text:style-name="T59">que pode ser, por exemplo, por motivo de raça, sexo, orige, condição social, etc.</text:span></text:p>
      <text:h text:style-name="P256" text:outline-level="3">1.2.32 Combate ao Racismo</text:h>
      <text:p text:style-name="P192"><text:span text:style-name="T2">XLII.</text:span> A prática do racismo constitui crime inafiançável e imprescritível, sujeito à pena de reclusão, nos termos da lei;</text:p>
      <text:p text:style-name="P119">A sociedade brasileira é multirracial e assim, o racismo, além de ser odioso do ponto de vista individual, acaba sendo prejudicial à própria nação, por isso deve ser combatido pela lei.</text:p>
      <text:p text:style-name="P120"><text:span text:style-name="T2">Inafiançavel:</text:span> não admite o pagamento de fiança par aque o réu responda em liberdade ao processo.</text:p>
      <text:p text:style-name="P120"><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1"><text:span text:style-name="T2">Reclusão:</text:span> tipo mais severo de prisão, que, entre outras coisas, não admite o início de cumprimento da pena no regime aberto.</text:p>
      <text:h text:style-name="P256" text:outline-level="3">1.2.33 Combate à Tortura, Tráfico de Drogas, Terrorismo, Crimes Hediondos e Cometidos por Entidades Paramilitares</text:h>
      <text:p text:style-name="P193"><text:span text:style-name="T2">XLIII.</text:span> A lei considerará crimes inafiançãveis e insuscetíveis de graça ou anistia a prática da tortura, o tráfico ilícito de entorpecentes e drogas afins, o terrorismo e os definidos como crimes hediondos, <text:span text:style-name="T62">por eles respondendo os mandantes, os executores e os que, podendo evitá-los, se omitirem;</text:span></text:p>
      <text:p text:style-name="P194"><text:span text:style-name="T2">XLIV.</text:span> Onstitui crime inafiançável <text:span text:style-name="T63">e imprescritível a ação de grupos armados, civis ou militares, contra a ordem constitucional e o Estado Democrático;</text:span></text:p>
      <text:p text:style-name="P235">O inciso XLIII trata de crimes que o Constituinte estendeu como sendo de gravidade exacerbada e que, por isso, merecem um tratamento mais rigoroso.</text:p>
      <text:p text:style-name="P235">O inciso XLIV <text:span text:style-name="T64">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56" text:outline-level="3">1.2.34 Intransferibilidade da Pena</text:h>
      <text:p text:style-name="P195"><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5">n</text:span>sferido;</text:p>
      <text:p text:style-name="P236"><text:soft-page-break/>Esse inciso traz o princípio de que a pena não pode ultrapassar a pessoa do apenado. Ou seja, ninguém (nem mesmo os sucessores do condenado) deve responder pelos crimes executados por outrem.</text:p>
      <text:p text:style-name="P237">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56" text:outline-level="3">1.2.35 Individualização e tipos de Penas</text:h>
      <text:p text:style-name="P196"><text:span text:style-name="T2">XLVI. </text:span>A lei regulará a individualização da pena e adotará, entre outras, as seguintes:</text:p>
      <text:p text:style-name="P196"><text:span text:style-name="T2">a) </text:span>privação ou restrição da liberdade;</text:p>
      <text:p text:style-name="P196"><text:span text:style-name="T2">b) </text:span>perda de bens;</text:p>
      <text:p text:style-name="P196"><text:span text:style-name="T2">c) </text:span>multa;</text:p>
      <text:p text:style-name="P196"><text:span text:style-name="T2">d) </text:span>prestação social alternativa;</text:p>
      <text:p text:style-name="P196"><text:span text:style-name="T2">e) </text:span>suspensão ou interdição de direitos;</text:p>
      <text:p text:style-name="P238">Nossa Constituição Fedral exige que a gradação (cálculo) e a execução da pena sejam adaptadas, isto é, que sejam adapatadas de acordo com a personalidade e idade do apenado, circunstâncias do crime etc.</text:p>
      <text:p text:style-name="P239">A seguir, o inciso traz exemplos de penas que deverão ser adotadas pela lei, <text:span text:style-name="T66">e que serão impostas de acordo com o caso concreto.</text:span></text:p>
      <text:h text:style-name="P256" text:outline-level="3">1.2.36 Penas Proibidas</text:h>
      <text:p text:style-name="P198"><text:span text:style-name="T2">XLVII.</text:span> Não haverá penas:</text:p>
      <text:p text:style-name="P198">a) de morte, salvo em caso de guerra declarada, nos termos do art. 84, XIX;</text:p>
      <text:p text:style-name="P198">b) de caráter perpétuo;</text:p>
      <text:p text:style-name="P198">c) de trabalhos forçados;</text:p>
      <text:p text:style-name="P198">d) de banimentos;</text:p>
      <text:p text:style-name="P198">e) cruéis;</text:p>
      <text:p text:style-name="P122">Pela interpretação a contrariu sensu da alínea “a”, extrai-se que a pena de morte é admitida no Brasil em tempos de guerra externa declarada, vedada em qualquer outra época.</text:p>
      <text:p text:style-name="P123">Pena de caráter perpétuo não necessariamente significa prisão perpétua, mas qualquer pena que oprima o condenado pelo resto da vida.</text:p>
      <text:p text:style-name="P123">Pena de banimento é a pena de exílio.</text:p>
      <text:p text:style-name="P124"><text:soft-page-break/>Pena cruel é a infringe sofrimento físico ou mental, sendo comparável à tortura.</text:p>
      <text:h text:style-name="P256" text:outline-level="3">1.2.37 Direitos dos Sentenciados</text:h>
      <text:p text:style-name="P199"><text:span text:style-name="T2">XLVIII. </text:span>A pena será cumprida em estabelecimentos distintos, de acordo com a natureza do delito, a idade e o sexo do apenado;</text:p>
      <text:p text:style-name="P199"><text:span text:style-name="T2">XLIX. </text:span>É assegurado aos presos o respeito à integridade física e moral;</text:p>
      <text:p text:style-name="P199"><text:span text:style-name="T2">L. </text:span>às presidiárias serão asseguradas condições para que possam permanecer com seus filhos durante o período de amamentação;</text:p>
      <text:p text:style-name="P125">Embora os condenados devam pagar por seus delitos, é função do Estado fazer com que sejam apenados nos termos da lei, responsabilizando-se por sua integridade física e moral.</text:p>
      <text:p text:style-name="P125">Presos de diferentes características e personalidades devem ser segregados, de forma a proteger os mais vulneráveis, e, além disso, evitar que os menos perigosos sejam “contaminados” pelos mais perigosos.</text:p>
      <text:h text:style-name="P256" text:outline-level="3">1.2.38 Extradição </text:h>
      <text:p text:style-name="P214"><text:span text:style-name="T2">LI.</text:span> Nenhum brasileiro será extraditado, salvo o naturalizado, em caso de crime comum, praticado antes da naturalização, ou de comprovado envolvimento em tráfico ilícito de entorpecentes e drogras afins, na forma da lei;</text:p>
      <text:p text:style-name="P215"><text:span text:style-name="T2">LII. </text:span>Não será concedida extradição de estrangeiro por crime político ou de opinião;</text:p>
      <text:p text:style-name="P247">Extradição é o envio ao estrangeiro de pessoa que lá tenha cometido crime para que seja julgado e punido.</text:p>
      <text:p text:style-name="P247">O brasileiro nato nunca será extraditado. Já o brasileiro naturalizado somente o pode ser em dois casos:</text:p>
      <text:p text:style-name="P248">&gt; Se comprovada participação em tráfico de drogas praticado no exterior (nesse caso, não importando se tal crime ocorreu antes ou depois da naturalização);</text:p>
      <text:p text:style-name="P249">&gt; <text:s/><text:span text:style-name="T68">No caso de crime comum praticado antes da naturalização (crime comum é aquele que não é crime político nem de opinião).</text:span></text:p>
      <text:p text:style-name="P250">Ninguém será extraditado (seja estrangeiro, seja brasileiro naturalizado) por crime político ou de opinião.</text:p>
      <text:h text:style-name="P256" text:outline-level="3">1.2.39 Disposições Processuais</text:h>
      <text:p text:style-name="P200"><text:span text:style-name="T2">LIII.</text:span> Ninguém será processado nem sentenciado senão pela autoridade competente;</text:p>
      <text:p text:style-name="P200"><text:span text:style-name="T2">LIV.</text:span> Ninguém será privado da liberdade ou de seus bens sem o devido processo legal;</text:p>
      <text:p text:style-name="Text_20_body"><text:soft-page-break/>Uma das maiores garantias que um cidadão pode ter é o respeito ao princípio do chamado “juiz natural”, <text:span text:style-name="T69">que determina que, tal pessoa somente pode ser julgada e sentenciada pela autoridade estabelecida previamente pela lei.</text:span></text:p>
      <text:p text:style-name="Text_20_body">O devido processo legal é um conceito aberto, mas que pode ser resumido como um processo justo, em que as partes tenham direito ao contraditório, ampla defesa, que seja conduzido por um juiz competente e que respeite as prescrições legais.</text:p>
      <text:p text:style-name="P201"><text:span text:style-name="T2">LI. </text:span>Aos litigantes, em processo judicial ou administrativo, e aos acusados em geral são assegurados o contraditório e ampla defesa, com os meios e recursos a ela inerentes;</text:p>
      <text:p text:style-name="P201"><text:span text:style-name="T2">LVI.</text:span> São inadmissíveis, no processo, as provas obtidas por meios ilícitos;</text:p>
      <text:p text:style-name="P251">Litigiantes são as partes de um processo judicial.</text:p>
      <text:p text:style-name="P252">A Constituição prevê que não somente em um processo judicial, mas também nos administrativos e nos processos em geral (por exemplo, exclusão de sócio de clube), as partes têm direito ao contraditório (direito de conhecer e rebater os argumentos e provas trazidos pela parte contrária) e à ampla defesa (produzir todas as provas que julgarem necessárias).</text:p>
      <text:p text:style-name="P253">Nosso sistema processual não admite as provas produzidas por meios ilícitos (cível esse princípio é absoluto, na esfera criminal admite raras exceções em benefício do réu). Os fins não justificam os meios.</text:p>
      <text:h text:style-name="P256" text:outline-level="3">1.2.40 Presunção de Inocência</text:h>
      <text:p text:style-name="P202"><text:span text:style-name="T2">LVII. </text:span>Ninguém será considerado culpado até o trânsito em julgado de sentença penal condenatória.</text:p>
      <text:p text:style-name="P126">O princípio da presunção de inocência, trazido pelo inciso LVII, estabelece que, até prova cabal e definitiva em contrário (consubstanciada na decisão judicial da qual não caiba mais recurso), todos são considerados inocentes.</text:p>
      <text:p text:style-name="P127">O estigma de culpado por um crime somente pode ser atribuído a alguém após o término de um processo no qual tenha sido dada oportunidade de ampla defesa ao acusado.</text:p>
      <text:p text:style-name="P128">Importante observar que o princípio da presunção de inocência não impede que seja decretada a prisão preventiva do réu, nos casos excepcionais previstos em lei.</text:p>
      <text:h text:style-name="Heading_20_3" text:outline-level="3">1.2.41 Vedação de Identificação Criminal ao Civilmente Identificado</text:h>
      <text:p text:style-name="P129">LVIII. O civilmentente identificado não será submetido a identificação criminal, salvo nas hipóteses previstas em lei;</text:p>
      <text:p text:style-name="P130">Civilmente identificado é aquele que possui um documento de identidade reconhecido por lei emitido pelo órgão competente (exemplos: carteira de identificação – RG – expedida pelo órgão estadual ou forças armas; carteira nacional de habilitação; carteira <text:span text:style-name="T70">de trabalho e previdência social, carteira da OAB, etc.</text:span>).</text:p>
      <text:p text:style-name="P131"><text:soft-page-break/>Se alguém suspeito de algum crime apresentar um desses documentos, em regra não será submetido à identificação criminal na <text:s/>delegacia (Não precisará tirar foto, imprimir as digitais - “tocar piano”, etc.).</text:p>
      <text:p text:style-name="P132">Porém, trata-se de norma de eficácia contida, <text:span text:style-name="T71">conforme se extrai da expressão salvo nas hipóteses previstas em lei, o que quer dizer que a lei pode estabelecer hipóteses em que o civilmente identificado deverá submeter-se à identificação criminal (por exemplo, no caso de suspeita de falsidade do documento apresentado). </text:span></text:p>
      <text:h text:style-name="P256" text:outline-level="3">1.2.42 Ação Penal Privada Subsidiária</text:h>
      <text:p text:style-name="P203"><text:span text:style-name="T2">LIX. </text:span>Será admitida ação privada nos crimes de ação pública, se esta não for intendada no prazo legal;</text:p>
      <text:p text:style-name="P133">Crimes <text:span text:style-name="T72">de ação penal pública são aqueles em que o réu somente pode ser acusado e processado por iniciativa do Ministério Público, que apresenta a den-úncia e acusa o réu durante o processo. Quase todos os crimes são de ação penal pública.</text:span></text:p>
      <text:p text:style-name="P134">Crimes de ação penal privada são aqueles em que o processo somente pode ser iniciado por iniciativa do particular, que apresenta a queixa-crime, como ocorre, por exemplo, com os crimes de calúnia, injúria e difamação.</text:p>
      <text:p text:style-name="P135">O que o inciso LIX diz é que, no caso de ação penal pública, se o Ministério Público não apresentar a denúncia, não pedir o arquivamento e não solicitar diligências no prazo estabelecido na lei, ou seja, se o MP ficar inerte, o particular poderá apresentar queixa-crime no lugar da denúncia do Ministério Público, para que acusado não seja beneficiado pela inação do órgão ministerial.</text:p>
      <text:p text:style-name="P136">O prazo para o Ministério Público apresentar a denúncia, de acordo <text:span text:style-name="T73">com o Código de Processo Penal, é de 5 (cinco) dias se o réu estiver preso, e de 15 (quinze) dias, se estiver solto.</text:span></text:p>
      <text:h text:style-name="P256" text:outline-level="3">1.2.43 Publicidade dos Atos Processuais</text:h>
      <text:p text:style-name="P204"><text:span text:style-name="T2">LX. </text:span>A lei só poderá restringir a publicidade dos atos processuais quando a defesa da intimidade ou o interesse social o exigirem;</text:p>
      <text:p text:style-name="P137">Via de regra, todos os atos processuais serão públicos, devem ser do conhecimento de todos, o que quer dizer que qualquer pessoa poderá, por exemplo, assistir a audiências, mesmo que o assunto não lhes diga respeito, e poderá pedir para vr um processo, desde que não o retire do cartório e não atrapalhe o trabalho do juiz e das partes. Além disso, todas as decisões tomadas pelo juiz serão publicadas no Diário Oficial.</text:p>
      <text:p text:style-name="P137">No entanto, a Constituição Federal estabelece a possibilidade de restrição excepcional dessa publicidade no caso de defesa da intimidade ou do interesse social (como ocorre, por exemplo, em ações de separação litigiosa, estupro com violência; casos em que estejam envolvidos segredos militares, etc.).</text:p>
      <text:h text:style-name="P254" text:outline-level="2"><text:soft-page-break/>1.3 Hipóteses de Prisão</text:h>
      <text:p text:style-name="P205"><text:span text:style-name="T2">LXI.</text:span> Ninguém será preso senão em flagrante delito ou por ordem escrita e fundamenta de autoridade <text:span text:style-name="T74">judiciária competente, salvo nos casos de transgressão militar ou crime propriamente militar, definidos em lei;</text:span></text:p>
      <text:p text:style-name="P138">No caso dos civis, a Constituição Federal somente admite que alguém seja levado à prisão em duas hipóteses: se a pessoa for pega <text:span text:style-name="T75">em flagrante (próprio ou impróprio) ou se houver uma ordem judicial para isso (mandado de prisão).</text:span></text:p>
      <text:p text:style-name="P139">Desta forma, não existe mais a possibilidade da chamada “prisão para averiguação”, muito praticada na época da dita<text:span text:style-name="T76">torial.</text:span></text:p>
      <text:p text:style-name="P140">Para os militares, porém, que possuem na hierarquia e disciplina os dois pilares de sua organização, admite-se, além das duas hipóteses anteriores, a prisão administrativa (por ordem de um superior).</text:p>
      <text:h text:style-name="P256" text:outline-level="3">1.3.1 Direitos dos Presos Provisórios</text:h>
      <text:p text:style-name="P206"><text:span text:style-name="T2">LXII.</text:span> A prisão de qualquer pessoa e o local onde se encontre serão comunicados imediatamente ao juiz competente e à família do preso ou à pessoa por ele indicada;</text:p>
      <text:p text:style-name="P141">Não podem existir “prisões secretas” no Brasil. Sempre que alguém for preso, tanto o ato da prisão como o local onde a pessoa está detida serão comunicados:</text:p>
      <text:p text:style-name="P142">&gt; à família do acusado (ou àquele que ele indicar), para que ele possa ter assistência <text:span text:style-name="T77">necessária (contratação de advogado, recebimento de visitas, etc.).</text:span></text:p>
      <text:p text:style-name="P143">&gt; Ao juiz competente, <text:span text:style-name="T78">para que este possa apreciar a legalidade da prisão. Se a prisão for ilegal, o juiz deverá soltar imediatamente o acusado, conforme dispõe o inciso LXV:</text:span></text:p>
      <text:p text:style-name="P207"><text:span text:style-name="T2">LXV. </text:span>A prisão ilegal será imediatamente relaxada pela autoridade judiciária;</text:p>
      <text:p text:style-name="P207"><text:span text:style-name="T2">LXIII.</text:span> O preso será informado de seus direitos, entre os quais o de permanecer calado, sendo lhe assegurada a assistência da família e de advogados;</text:p>
      <text:p text:style-name="P144">Imediatamente à prisão do acusado, a autoridade policial deverá informá-lo a respeito de seus direitos, os quais incluem (mas não se resumem a esses):</text:p>
      <text:p text:style-name="P145">&gt; Direito a permanecer calado: ninguém pode ser obrigado a produzer prova contra si mesmo. O preso tem o direito de ficar calado perante o delegado e perante o juiz, se preferir não se manifestar.</text:p>
      <text:p text:style-name="P145">&gt; Assistência da família.</text:p>
      <text:p text:style-name="P145">&gt; Assistência de um advogado.</text:p>
      <text:p text:style-name="P208"><text:span text:style-name="T2">LXIV. </text:span>O preso tem direito à identificação dos responsáveis por sua prisão ou por seu interrogatório policial;</text:p>
      <text:p text:style-name="P146"><text:soft-page-break/>A garantia de que o preso tenha conhecimento de quem o prendeu ou interrogou tem o objetivo de permitir que ele possa representar contra eventuais abusos cometidos, o que ajuda a coibir a pr<text:span text:style-name="T79">ática desses atos.</text:span></text:p>
      <text:p text:style-name="P147">No entanto, esse direito não é absoluto, podendo ser preservada a identidade dos policiais envolvidos no caso em que sua revelação possa envolver graves e comprovados riscos a esses (<text:span text:style-name="T80">por exemplo, no caso de prisão de chefes de grandes organizações criminosas</text:span>).</text:p>
      <text:p text:style-name="P209"><text:span text:style-name="T2">LXVI.</text:span> Ninguém será levado à prisão ou nela mantido, quando a lei admitir a liberdade provisória, com ou sem fiança;</text:p>
      <text:p text:style-name="P148">A regra geral é a de que a pessoa responda ao processo criminal em liberdade, <text:span text:style-name="T81">somente sendo preso após o trânsito em julgado da decisão judicial.</text:span></text:p>
      <text:p text:style-name="P149">A liberdade provisória é a concessão, ao preso em flagrante, de liberdade, o que sempre deve ser feito se não estiverem presentes os requisitos da prisão preventiva. Isso ocorre porque existem muitos casos eque, embora a pessoa tenha sido presa em flagrante, não se justifica a manutenção dessa prisão provisória, por não estarem presentes os requisitos da prisão preventiva (por exemplo, alguém que é preso em flagrante por furtar uma galinha de um vizinho, sendo primário e de bons antecedentes).</text:p>
      <text:p text:style-name="P150">Assim, sempre que não estiverem <text:span text:style-name="T82">presentes os requisitos da prisão preventiva, ninguém deverá ser ou permancecer 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282f72a" officeooo:paragraph-rsid="0282f7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8-01-03T09:21:48.791561237</dc:date>
    <meta:editing-duration>P1DT16H5M54S</meta:editing-duration>
    <meta:editing-cycles>489</meta:editing-cycles>
    <meta:generator>LibreOffice/5.1.6.2$Linux_X86_64 LibreOffice_project/10m0$Build-2</meta:generator>
    <meta:document-statistic meta:table-count="1" meta:image-count="0" meta:object-count="0" meta:page-count="24" meta:paragraph-count="374" meta:word-count="8236" meta:character-count="52579" meta:non-whitespace-character-count="44699"/>
  </office:meta>
</office:document-meta>
</file>